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en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muži</text:p>
          </table:table-cell>
          <table:table-cell table:style-name="Default" office:value-type="string" calcext:value-type="string">
            <text:p>1.1.2020</text:p>
          </table:table-cell>
          <table:table-cell office:value-type="string" calcext:value-type="string">
            <text:p>1.7.2020</text:p>
          </table:table-cell>
          <table:table-cell office:value-type="string" calcext:value-type="string">
            <text:p>1.1.2021</text:p>
          </table:table-cell>
          <table:table-cell office:value-type="string" calcext:value-type="string">
            <text:p>1.7.2021</text:p>
          </table:table-cell>
          <table:table-cell office:value-type="string" calcext:value-type="string">
            <text:p>31.12.2021</text:p>
          </table:table-cell>
          <table:table-cell/>
          <table:table-cell office:value-type="string" calcext:value-type="string">
            <text:p>static const vector&lt;vector&lt;unsigned&gt;&gt; women = {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,478</text:p>
          </table:table-cell>
          <table:table-cell office:value-type="float" office:value="56829" calcext:value-type="float">
            <text:p>56829</text:p>
          </table:table-cell>
          <table:table-cell office:value-type="float" office:value="54893" calcext:value-type="float">
            <text:p>54893</text:p>
          </table:table-cell>
          <table:table-cell office:value-type="float" office:value="55992" calcext:value-type="float">
            <text:p>55992</text:p>
          </table:table-cell>
          <table:table-cell office:value-type="float" office:value="57094" calcext:value-type="float">
            <text:p>57094</text:p>
          </table:table-cell>
          <table:table-cell/>
          <table:table-cell table:formula="of:=&quot;{&quot;&amp;[.B2]&amp;&quot;,&quot;" office:value-type="string" office:string-value="{57478," calcext:value-type="string">
            <text:p>{57478,</text:p>
          </table:table-cell>
          <table:table-cell table:formula="of:=[.C2]&amp;&quot;,&quot;" office:value-type="string" office:string-value="56829," calcext:value-type="string">
            <text:p>56829,</text:p>
          </table:table-cell>
          <table:table-cell table:formula="of:=[.D2]&amp;&quot;,&quot;" office:value-type="string" office:string-value="54893," calcext:value-type="string">
            <text:p>54893,</text:p>
          </table:table-cell>
          <table:table-cell table:formula="of:=[.E2]&amp;&quot;,&quot;" office:value-type="string" office:string-value="55992," calcext:value-type="string">
            <text:p>55992,</text:p>
          </table:table-cell>
          <table:table-cell table:formula="of:=[.F2]&amp;&quot;},&quot;" office:value-type="string" office:string-value="57094}," calcext:value-type="string">
            <text:p>57094}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,491</text:p>
          </table:table-cell>
          <table:table-cell office:value-type="float" office:value="58108" calcext:value-type="float">
            <text:p>58108</text:p>
          </table:table-cell>
          <table:table-cell office:value-type="float" office:value="56740" calcext:value-type="float">
            <text:p>56740</text:p>
          </table:table-cell>
          <table:table-cell office:value-type="float" office:value="55956" calcext:value-type="float">
            <text:p>55956</text:p>
          </table:table-cell>
          <table:table-cell office:value-type="float" office:value="55165" calcext:value-type="float">
            <text:p>55165</text:p>
          </table:table-cell>
          <table:table-cell/>
          <table:table-cell table:formula="of:=&quot;{&quot;&amp;[.B3]&amp;&quot;,&quot;" office:value-type="string" office:string-value="{58491," calcext:value-type="string">
            <text:p>{58491,</text:p>
          </table:table-cell>
          <table:table-cell table:formula="of:=[.C3]&amp;&quot;,&quot;" office:value-type="string" office:string-value="58108," calcext:value-type="string">
            <text:p>58108,</text:p>
          </table:table-cell>
          <table:table-cell table:formula="of:=[.D3]&amp;&quot;,&quot;" office:value-type="string" office:string-value="56740," calcext:value-type="string">
            <text:p>56740,</text:p>
          </table:table-cell>
          <table:table-cell table:formula="of:=[.E3]&amp;&quot;,&quot;" office:value-type="string" office:string-value="55956," calcext:value-type="string">
            <text:p>55956,</text:p>
          </table:table-cell>
          <table:table-cell table:formula="of:=[.F3]&amp;&quot;},&quot;" office:value-type="string" office:string-value="55165}," calcext:value-type="string">
            <text:p>55165}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,080</text:p>
          </table:table-cell>
          <table:table-cell office:value-type="float" office:value="58855" calcext:value-type="float">
            <text:p>58855</text:p>
          </table:table-cell>
          <table:table-cell office:value-type="float" office:value="57713" calcext:value-type="float">
            <text:p>57713</text:p>
          </table:table-cell>
          <table:table-cell office:value-type="float" office:value="57296" calcext:value-type="float">
            <text:p>57296</text:p>
          </table:table-cell>
          <table:table-cell office:value-type="float" office:value="56883" calcext:value-type="float">
            <text:p>56883</text:p>
          </table:table-cell>
          <table:table-cell/>
          <table:table-cell table:formula="of:=&quot;{&quot;&amp;[.B4]&amp;&quot;,&quot;" office:value-type="string" office:string-value="{59080," calcext:value-type="string">
            <text:p>{59080,</text:p>
          </table:table-cell>
          <table:table-cell table:formula="of:=[.C4]&amp;&quot;,&quot;" office:value-type="string" office:string-value="58855," calcext:value-type="string">
            <text:p>58855,</text:p>
          </table:table-cell>
          <table:table-cell table:formula="of:=[.D4]&amp;&quot;,&quot;" office:value-type="string" office:string-value="57713," calcext:value-type="string">
            <text:p>57713,</text:p>
          </table:table-cell>
          <table:table-cell table:formula="of:=[.E4]&amp;&quot;,&quot;" office:value-type="string" office:string-value="57296," calcext:value-type="string">
            <text:p>57296,</text:p>
          </table:table-cell>
          <table:table-cell table:formula="of:=[.F4]&amp;&quot;},&quot;" office:value-type="string" office:string-value="56883}," calcext:value-type="string">
            <text:p>56883}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,617</text:p>
          </table:table-cell>
          <table:table-cell office:value-type="float" office:value="58912" calcext:value-type="float">
            <text:p>58912</text:p>
          </table:table-cell>
          <table:table-cell office:value-type="float" office:value="58347" calcext:value-type="float">
            <text:p>58347</text:p>
          </table:table-cell>
          <table:table-cell office:value-type="float" office:value="58090" calcext:value-type="float">
            <text:p>58090</text:p>
          </table:table-cell>
          <table:table-cell office:value-type="float" office:value="57829" calcext:value-type="float">
            <text:p>57829</text:p>
          </table:table-cell>
          <table:table-cell/>
          <table:table-cell table:formula="of:=&quot;{&quot;&amp;[.B5]&amp;&quot;,&quot;" office:value-type="string" office:string-value="{58617," calcext:value-type="string">
            <text:p>{58617,</text:p>
          </table:table-cell>
          <table:table-cell table:formula="of:=[.C5]&amp;&quot;,&quot;" office:value-type="string" office:string-value="58912," calcext:value-type="string">
            <text:p>58912,</text:p>
          </table:table-cell>
          <table:table-cell table:formula="of:=[.D5]&amp;&quot;,&quot;" office:value-type="string" office:string-value="58347," calcext:value-type="string">
            <text:p>58347,</text:p>
          </table:table-cell>
          <table:table-cell table:formula="of:=[.E5]&amp;&quot;,&quot;" office:value-type="string" office:string-value="58090," calcext:value-type="string">
            <text:p>58090,</text:p>
          </table:table-cell>
          <table:table-cell table:formula="of:=[.F5]&amp;&quot;},&quot;" office:value-type="string" office:string-value="57829}," calcext:value-type="string">
            <text:p>57829}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,863</text:p>
          </table:table-cell>
          <table:table-cell office:value-type="float" office:value="58291" calcext:value-type="float">
            <text:p>58291</text:p>
          </table:table-cell>
          <table:table-cell office:value-type="float" office:value="58085" calcext:value-type="float">
            <text:p>58085</text:p>
          </table:table-cell>
          <table:table-cell office:value-type="float" office:value="58277" calcext:value-type="float">
            <text:p>58277</text:p>
          </table:table-cell>
          <table:table-cell office:value-type="float" office:value="58474" calcext:value-type="float">
            <text:p>58474</text:p>
          </table:table-cell>
          <table:table-cell/>
          <table:table-cell table:formula="of:=&quot;{&quot;&amp;[.B6]&amp;&quot;,&quot;" office:value-type="string" office:string-value="{57863," calcext:value-type="string">
            <text:p>{57863,</text:p>
          </table:table-cell>
          <table:table-cell table:formula="of:=[.C6]&amp;&quot;,&quot;" office:value-type="string" office:string-value="58291," calcext:value-type="string">
            <text:p>58291,</text:p>
          </table:table-cell>
          <table:table-cell table:formula="of:=[.D6]&amp;&quot;,&quot;" office:value-type="string" office:string-value="58085," calcext:value-type="string">
            <text:p>58085,</text:p>
          </table:table-cell>
          <table:table-cell table:formula="of:=[.E6]&amp;&quot;,&quot;" office:value-type="string" office:string-value="58277," calcext:value-type="string">
            <text:p>58277,</text:p>
          </table:table-cell>
          <table:table-cell table:formula="of:=[.F6]&amp;&quot;},&quot;" office:value-type="string" office:string-value="58474}," calcext:value-type="string">
            <text:p>58474}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,624</text:p>
          </table:table-cell>
          <table:table-cell office:value-type="float" office:value="57816" calcext:value-type="float">
            <text:p>57816</text:p>
          </table:table-cell>
          <table:table-cell office:value-type="float" office:value="57069" calcext:value-type="float">
            <text:p>57069</text:p>
          </table:table-cell>
          <table:table-cell office:value-type="float" office:value="57624" calcext:value-type="float">
            <text:p>57624</text:p>
          </table:table-cell>
          <table:table-cell office:value-type="float" office:value="58232" calcext:value-type="float">
            <text:p>58232</text:p>
          </table:table-cell>
          <table:table-cell/>
          <table:table-cell table:formula="of:=&quot;{&quot;&amp;[.B7]&amp;&quot;,&quot;" office:value-type="string" office:string-value="{57624," calcext:value-type="string">
            <text:p>{57624,</text:p>
          </table:table-cell>
          <table:table-cell table:formula="of:=[.C7]&amp;&quot;,&quot;" office:value-type="string" office:string-value="57816," calcext:value-type="string">
            <text:p>57816,</text:p>
          </table:table-cell>
          <table:table-cell table:formula="of:=[.D7]&amp;&quot;,&quot;" office:value-type="string" office:string-value="57069," calcext:value-type="string">
            <text:p>57069,</text:p>
          </table:table-cell>
          <table:table-cell table:formula="of:=[.E7]&amp;&quot;,&quot;" office:value-type="string" office:string-value="57624," calcext:value-type="string">
            <text:p>57624,</text:p>
          </table:table-cell>
          <table:table-cell table:formula="of:=[.F7]&amp;&quot;},&quot;" office:value-type="string" office:string-value="58232}," calcext:value-type="string">
            <text:p>58232}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,136</text:p>
          </table:table-cell>
          <table:table-cell office:value-type="float" office:value="56936" calcext:value-type="float">
            <text:p>56936</text:p>
          </table:table-cell>
          <table:table-cell office:value-type="float" office:value="56579" calcext:value-type="float">
            <text:p>56579</text:p>
          </table:table-cell>
          <table:table-cell office:value-type="float" office:value="56873" calcext:value-type="float">
            <text:p>56873</text:p>
          </table:table-cell>
          <table:table-cell office:value-type="float" office:value="57206" calcext:value-type="float">
            <text:p>57206</text:p>
          </table:table-cell>
          <table:table-cell/>
          <table:table-cell table:formula="of:=&quot;{&quot;&amp;[.B8]&amp;&quot;,&quot;" office:value-type="string" office:string-value="{56136," calcext:value-type="string">
            <text:p>{56136,</text:p>
          </table:table-cell>
          <table:table-cell table:formula="of:=[.C8]&amp;&quot;,&quot;" office:value-type="string" office:string-value="56936," calcext:value-type="string">
            <text:p>56936,</text:p>
          </table:table-cell>
          <table:table-cell table:formula="of:=[.D8]&amp;&quot;,&quot;" office:value-type="string" office:string-value="56579," calcext:value-type="string">
            <text:p>56579,</text:p>
          </table:table-cell>
          <table:table-cell table:formula="of:=[.E8]&amp;&quot;,&quot;" office:value-type="string" office:string-value="56873," calcext:value-type="string">
            <text:p>56873,</text:p>
          </table:table-cell>
          <table:table-cell table:formula="of:=[.F8]&amp;&quot;},&quot;" office:value-type="string" office:string-value="57206}," calcext:value-type="string">
            <text:p>57206}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,619</text:p>
          </table:table-cell>
          <table:table-cell office:value-type="float" office:value="56443" calcext:value-type="float">
            <text:p>56443</text:p>
          </table:table-cell>
          <table:table-cell office:value-type="float" office:value="55169" calcext:value-type="float">
            <text:p>55169</text:p>
          </table:table-cell>
          <table:table-cell office:value-type="float" office:value="55916" calcext:value-type="float">
            <text:p>55916</text:p>
          </table:table-cell>
          <table:table-cell office:value-type="float" office:value="56714" calcext:value-type="float">
            <text:p>56714</text:p>
          </table:table-cell>
          <table:table-cell/>
          <table:table-cell table:formula="of:=&quot;{&quot;&amp;[.B9]&amp;&quot;,&quot;" office:value-type="string" office:string-value="{56619," calcext:value-type="string">
            <text:p>{56619,</text:p>
          </table:table-cell>
          <table:table-cell table:formula="of:=[.C9]&amp;&quot;,&quot;" office:value-type="string" office:string-value="56443," calcext:value-type="string">
            <text:p>56443,</text:p>
          </table:table-cell>
          <table:table-cell table:formula="of:=[.D9]&amp;&quot;,&quot;" office:value-type="string" office:string-value="55169," calcext:value-type="string">
            <text:p>55169,</text:p>
          </table:table-cell>
          <table:table-cell table:formula="of:=[.E9]&amp;&quot;,&quot;" office:value-type="string" office:string-value="55916," calcext:value-type="string">
            <text:p>55916,</text:p>
          </table:table-cell>
          <table:table-cell table:formula="of:=[.F9]&amp;&quot;},&quot;" office:value-type="string" office:string-value="56714}," calcext:value-type="string">
            <text:p>56714}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,610</text:p>
          </table:table-cell>
          <table:table-cell office:value-type="float" office:value="56675" calcext:value-type="float">
            <text:p>56675</text:p>
          </table:table-cell>
          <table:table-cell office:value-type="float" office:value="55944" calcext:value-type="float">
            <text:p>55944</text:p>
          </table:table-cell>
          <table:table-cell office:value-type="float" office:value="55613" calcext:value-type="float">
            <text:p>55613</text:p>
          </table:table-cell>
          <table:table-cell office:value-type="float" office:value="55330" calcext:value-type="float">
            <text:p>55330</text:p>
          </table:table-cell>
          <table:table-cell/>
          <table:table-cell table:formula="of:=&quot;{&quot;&amp;[.B10]&amp;&quot;,&quot;" office:value-type="string" office:string-value="{56610," calcext:value-type="string">
            <text:p>{56610,</text:p>
          </table:table-cell>
          <table:table-cell table:formula="of:=[.C10]&amp;&quot;,&quot;" office:value-type="string" office:string-value="56675," calcext:value-type="string">
            <text:p>56675,</text:p>
          </table:table-cell>
          <table:table-cell table:formula="of:=[.D10]&amp;&quot;,&quot;" office:value-type="string" office:string-value="55944," calcext:value-type="string">
            <text:p>55944,</text:p>
          </table:table-cell>
          <table:table-cell table:formula="of:=[.E10]&amp;&quot;,&quot;" office:value-type="string" office:string-value="55613," calcext:value-type="string">
            <text:p>55613,</text:p>
          </table:table-cell>
          <table:table-cell table:formula="of:=[.F10]&amp;&quot;},&quot;" office:value-type="string" office:string-value="55330}," calcext:value-type="string">
            <text:p>55330}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,823</text:p>
          </table:table-cell>
          <table:table-cell office:value-type="float" office:value="59261" calcext:value-type="float">
            <text:p>59261</text:p>
          </table:table-cell>
          <table:table-cell office:value-type="float" office:value="56185" calcext:value-type="float">
            <text:p>56185</text:p>
          </table:table-cell>
          <table:table-cell office:value-type="float" office:value="56109" calcext:value-type="float">
            <text:p>56109</text:p>
          </table:table-cell>
          <table:table-cell office:value-type="float" office:value="56086" calcext:value-type="float">
            <text:p>56086</text:p>
          </table:table-cell>
          <table:table-cell/>
          <table:table-cell table:formula="of:=&quot;{&quot;&amp;[.B11]&amp;&quot;,&quot;" office:value-type="string" office:string-value="{61823," calcext:value-type="string">
            <text:p>{61823,</text:p>
          </table:table-cell>
          <table:table-cell table:formula="of:=[.C11]&amp;&quot;,&quot;" office:value-type="string" office:string-value="59261," calcext:value-type="string">
            <text:p>59261,</text:p>
          </table:table-cell>
          <table:table-cell table:formula="of:=[.D11]&amp;&quot;,&quot;" office:value-type="string" office:string-value="56185," calcext:value-type="string">
            <text:p>56185,</text:p>
          </table:table-cell>
          <table:table-cell table:formula="of:=[.E11]&amp;&quot;,&quot;" office:value-type="string" office:string-value="56109," calcext:value-type="string">
            <text:p>56109,</text:p>
          </table:table-cell>
          <table:table-cell table:formula="of:=[.F11]&amp;&quot;},&quot;" office:value-type="string" office:string-value="56086}," calcext:value-type="string">
            <text:p>56086}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,295</text:p>
          </table:table-cell>
          <table:table-cell office:value-type="float" office:value="62103" calcext:value-type="float">
            <text:p>62103</text:p>
          </table:table-cell>
          <table:table-cell office:value-type="float" office:value="60241" calcext:value-type="float">
            <text:p>60241</text:p>
          </table:table-cell>
          <table:table-cell office:value-type="float" office:value="58257" calcext:value-type="float">
            <text:p>58257</text:p>
          </table:table-cell>
          <table:table-cell office:value-type="float" office:value="56335" calcext:value-type="float">
            <text:p>56335</text:p>
          </table:table-cell>
          <table:table-cell/>
          <table:table-cell table:formula="of:=&quot;{&quot;&amp;[.B12]&amp;&quot;,&quot;" office:value-type="string" office:string-value="{62295," calcext:value-type="string">
            <text:p>{62295,</text:p>
          </table:table-cell>
          <table:table-cell table:formula="of:=[.C12]&amp;&quot;,&quot;" office:value-type="string" office:string-value="62103," calcext:value-type="string">
            <text:p>62103,</text:p>
          </table:table-cell>
          <table:table-cell table:formula="of:=[.D12]&amp;&quot;,&quot;" office:value-type="string" office:string-value="60241," calcext:value-type="string">
            <text:p>60241,</text:p>
          </table:table-cell>
          <table:table-cell table:formula="of:=[.E12]&amp;&quot;,&quot;" office:value-type="string" office:string-value="58257," calcext:value-type="string">
            <text:p>58257,</text:p>
          </table:table-cell>
          <table:table-cell table:formula="of:=[.F12]&amp;&quot;},&quot;" office:value-type="string" office:string-value="56335}," calcext:value-type="string">
            <text:p>56335}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,284</text:p>
          </table:table-cell>
          <table:table-cell office:value-type="float" office:value="62828" calcext:value-type="float">
            <text:p>62828</text:p>
          </table:table-cell>
          <table:table-cell office:value-type="float" office:value="60416" calcext:value-type="float">
            <text:p>60416</text:p>
          </table:table-cell>
          <table:table-cell office:value-type="float" office:value="60360" calcext:value-type="float">
            <text:p>60360</text:p>
          </table:table-cell>
          <table:table-cell office:value-type="float" office:value="60361" calcext:value-type="float">
            <text:p>60361</text:p>
          </table:table-cell>
          <table:table-cell/>
          <table:table-cell table:formula="of:=&quot;{&quot;&amp;[.B13]&amp;&quot;,&quot;" office:value-type="string" office:string-value="{63284," calcext:value-type="string">
            <text:p>{63284,</text:p>
          </table:table-cell>
          <table:table-cell table:formula="of:=[.C13]&amp;&quot;,&quot;" office:value-type="string" office:string-value="62828," calcext:value-type="string">
            <text:p>62828,</text:p>
          </table:table-cell>
          <table:table-cell table:formula="of:=[.D13]&amp;&quot;,&quot;" office:value-type="string" office:string-value="60416," calcext:value-type="string">
            <text:p>60416,</text:p>
          </table:table-cell>
          <table:table-cell table:formula="of:=[.E13]&amp;&quot;,&quot;" office:value-type="string" office:string-value="60360," calcext:value-type="string">
            <text:p>60360,</text:p>
          </table:table-cell>
          <table:table-cell table:formula="of:=[.F13]&amp;&quot;},&quot;" office:value-type="string" office:string-value="60361}," calcext:value-type="string">
            <text:p>60361}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,832</text:p>
          </table:table-cell>
          <table:table-cell office:value-type="float" office:value="62094" calcext:value-type="float">
            <text:p>62094</text:p>
          </table:table-cell>
          <table:table-cell office:value-type="float" office:value="61367" calcext:value-type="float">
            <text:p>61367</text:p>
          </table:table-cell>
          <table:table-cell office:value-type="float" office:value="60939" calcext:value-type="float">
            <text:p>60939</text:p>
          </table:table-cell>
          <table:table-cell office:value-type="float" office:value="60561" calcext:value-type="float">
            <text:p>60561</text:p>
          </table:table-cell>
          <table:table-cell/>
          <table:table-cell table:formula="of:=&quot;{&quot;&amp;[.B14]&amp;&quot;,&quot;" office:value-type="string" office:string-value="{60832," calcext:value-type="string">
            <text:p>{60832,</text:p>
          </table:table-cell>
          <table:table-cell table:formula="of:=[.C14]&amp;&quot;,&quot;" office:value-type="string" office:string-value="62094," calcext:value-type="string">
            <text:p>62094,</text:p>
          </table:table-cell>
          <table:table-cell table:formula="of:=[.D14]&amp;&quot;,&quot;" office:value-type="string" office:string-value="61367," calcext:value-type="string">
            <text:p>61367,</text:p>
          </table:table-cell>
          <table:table-cell table:formula="of:=[.E14]&amp;&quot;,&quot;" office:value-type="string" office:string-value="60939," calcext:value-type="string">
            <text:p>60939,</text:p>
          </table:table-cell>
          <table:table-cell table:formula="of:=[.F14]&amp;&quot;},&quot;" office:value-type="string" office:string-value="60561}," calcext:value-type="string">
            <text:p>60561}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,363</text:p>
          </table:table-cell>
          <table:table-cell office:value-type="float" office:value="58636" calcext:value-type="float">
            <text:p>58636</text:p>
          </table:table-cell>
          <table:table-cell office:value-type="float" office:value="58969" calcext:value-type="float">
            <text:p>58969</text:p>
          </table:table-cell>
          <table:table-cell office:value-type="float" office:value="60209" calcext:value-type="float">
            <text:p>60209</text:p>
          </table:table-cell>
          <table:table-cell office:value-type="float" office:value="61510" calcext:value-type="float">
            <text:p>61510</text:p>
          </table:table-cell>
          <table:table-cell/>
          <table:table-cell table:formula="of:=&quot;{&quot;&amp;[.B15]&amp;&quot;,&quot;" office:value-type="string" office:string-value="{56363," calcext:value-type="string">
            <text:p>{56363,</text:p>
          </table:table-cell>
          <table:table-cell table:formula="of:=[.C15]&amp;&quot;,&quot;" office:value-type="string" office:string-value="58636," calcext:value-type="string">
            <text:p>58636,</text:p>
          </table:table-cell>
          <table:table-cell table:formula="of:=[.D15]&amp;&quot;,&quot;" office:value-type="string" office:string-value="58969," calcext:value-type="string">
            <text:p>58969,</text:p>
          </table:table-cell>
          <table:table-cell table:formula="of:=[.E15]&amp;&quot;,&quot;" office:value-type="string" office:string-value="60209," calcext:value-type="string">
            <text:p>60209,</text:p>
          </table:table-cell>
          <table:table-cell table:formula="of:=[.F15]&amp;&quot;},&quot;" office:value-type="string" office:string-value="61510}," calcext:value-type="string">
            <text:p>61510}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,187</text:p>
          </table:table-cell>
          <table:table-cell office:value-type="float" office:value="54806" calcext:value-type="float">
            <text:p>54806</text:p>
          </table:table-cell>
          <table:table-cell office:value-type="float" office:value="55022" calcext:value-type="float">
            <text:p>55022</text:p>
          </table:table-cell>
          <table:table-cell office:value-type="float" office:value="57015" calcext:value-type="float">
            <text:p>57015</text:p>
          </table:table-cell>
          <table:table-cell office:value-type="float" office:value="59082" calcext:value-type="float">
            <text:p>59082</text:p>
          </table:table-cell>
          <table:table-cell/>
          <table:table-cell table:formula="of:=&quot;{&quot;&amp;[.B16]&amp;&quot;,&quot;" office:value-type="string" office:string-value="{53187," calcext:value-type="string">
            <text:p>{53187,</text:p>
          </table:table-cell>
          <table:table-cell table:formula="of:=[.C16]&amp;&quot;,&quot;" office:value-type="string" office:string-value="54806," calcext:value-type="string">
            <text:p>54806,</text:p>
          </table:table-cell>
          <table:table-cell table:formula="of:=[.D16]&amp;&quot;,&quot;" office:value-type="string" office:string-value="55022," calcext:value-type="string">
            <text:p>55022,</text:p>
          </table:table-cell>
          <table:table-cell table:formula="of:=[.E16]&amp;&quot;,&quot;" office:value-type="string" office:string-value="57015," calcext:value-type="string">
            <text:p>57015,</text:p>
          </table:table-cell>
          <table:table-cell table:formula="of:=[.F16]&amp;&quot;},&quot;" office:value-type="string" office:string-value="59082}," calcext:value-type="string">
            <text:p>59082}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,997</text:p>
          </table:table-cell>
          <table:table-cell office:value-type="float" office:value="52132" calcext:value-type="float">
            <text:p>52132</text:p>
          </table:table-cell>
          <table:table-cell office:value-type="float" office:value="52936" calcext:value-type="float">
            <text:p>52936</text:p>
          </table:table-cell>
          <table:table-cell office:value-type="float" office:value="54027" calcext:value-type="float">
            <text:p>54027</text:p>
          </table:table-cell>
          <table:table-cell office:value-type="float" office:value="55190" calcext:value-type="float">
            <text:p>55190</text:p>
          </table:table-cell>
          <table:table-cell/>
          <table:table-cell table:formula="of:=&quot;{&quot;&amp;[.B17]&amp;&quot;,&quot;" office:value-type="string" office:string-value="{50997," calcext:value-type="string">
            <text:p>{50997,</text:p>
          </table:table-cell>
          <table:table-cell table:formula="of:=[.C17]&amp;&quot;,&quot;" office:value-type="string" office:string-value="52132," calcext:value-type="string">
            <text:p>52132,</text:p>
          </table:table-cell>
          <table:table-cell table:formula="of:=[.D17]&amp;&quot;,&quot;" office:value-type="string" office:string-value="52936," calcext:value-type="string">
            <text:p>52936,</text:p>
          </table:table-cell>
          <table:table-cell table:formula="of:=[.E17]&amp;&quot;,&quot;" office:value-type="string" office:string-value="54027," calcext:value-type="string">
            <text:p>54027,</text:p>
          </table:table-cell>
          <table:table-cell table:formula="of:=[.F17]&amp;&quot;},&quot;" office:value-type="string" office:string-value="55190}," calcext:value-type="string">
            <text:p>55190}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,975</text:p>
          </table:table-cell>
          <table:table-cell office:value-type="float" office:value="50027" calcext:value-type="float">
            <text:p>50027</text:p>
          </table:table-cell>
          <table:table-cell office:value-type="float" office:value="50691" calcext:value-type="float">
            <text:p>50691</text:p>
          </table:table-cell>
          <table:table-cell office:value-type="float" office:value="51850" calcext:value-type="float">
            <text:p>51850</text:p>
          </table:table-cell>
          <table:table-cell office:value-type="float" office:value="53079" calcext:value-type="float">
            <text:p>53079</text:p>
          </table:table-cell>
          <table:table-cell/>
          <table:table-cell table:formula="of:=&quot;{&quot;&amp;[.B18]&amp;&quot;,&quot;" office:value-type="string" office:string-value="{48975," calcext:value-type="string">
            <text:p>{48975,</text:p>
          </table:table-cell>
          <table:table-cell table:formula="of:=[.C18]&amp;&quot;,&quot;" office:value-type="string" office:string-value="50027," calcext:value-type="string">
            <text:p>50027,</text:p>
          </table:table-cell>
          <table:table-cell table:formula="of:=[.D18]&amp;&quot;,&quot;" office:value-type="string" office:string-value="50691," calcext:value-type="string">
            <text:p>50691,</text:p>
          </table:table-cell>
          <table:table-cell table:formula="of:=[.E18]&amp;&quot;,&quot;" office:value-type="string" office:string-value="51850," calcext:value-type="string">
            <text:p>51850,</text:p>
          </table:table-cell>
          <table:table-cell table:formula="of:=[.F18]&amp;&quot;},&quot;" office:value-type="string" office:string-value="53079}," calcext:value-type="string">
            <text:p>53079}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,776</text:p>
          </table:table-cell>
          <table:table-cell office:value-type="float" office:value="48987" calcext:value-type="float">
            <text:p>48987</text:p>
          </table:table-cell>
          <table:table-cell office:value-type="float" office:value="48806" calcext:value-type="float">
            <text:p>48806</text:p>
          </table:table-cell>
          <table:table-cell office:value-type="float" office:value="49883" calcext:value-type="float">
            <text:p>49883</text:p>
          </table:table-cell>
          <table:table-cell office:value-type="float" office:value="51033" calcext:value-type="float">
            <text:p>51033</text:p>
          </table:table-cell>
          <table:table-cell/>
          <table:table-cell table:formula="of:=&quot;{&quot;&amp;[.B19]&amp;&quot;,&quot;" office:value-type="string" office:string-value="{48776," calcext:value-type="string">
            <text:p>{48776,</text:p>
          </table:table-cell>
          <table:table-cell table:formula="of:=[.C19]&amp;&quot;,&quot;" office:value-type="string" office:string-value="48987," calcext:value-type="string">
            <text:p>48987,</text:p>
          </table:table-cell>
          <table:table-cell table:formula="of:=[.D19]&amp;&quot;,&quot;" office:value-type="string" office:string-value="48806," calcext:value-type="string">
            <text:p>48806,</text:p>
          </table:table-cell>
          <table:table-cell table:formula="of:=[.E19]&amp;&quot;,&quot;" office:value-type="string" office:string-value="49883," calcext:value-type="string">
            <text:p>49883,</text:p>
          </table:table-cell>
          <table:table-cell table:formula="of:=[.F19]&amp;&quot;},&quot;" office:value-type="string" office:string-value="51033}," calcext:value-type="string">
            <text:p>51033}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,427</text:p>
          </table:table-cell>
          <table:table-cell office:value-type="float" office:value="48878" calcext:value-type="float">
            <text:p>48878</text:p>
          </table:table-cell>
          <table:table-cell office:value-type="float" office:value="48911" calcext:value-type="float">
            <text:p>48911</text:p>
          </table:table-cell>
          <table:table-cell office:value-type="float" office:value="49256" calcext:value-type="float">
            <text:p>49256</text:p>
          </table:table-cell>
          <table:table-cell office:value-type="float" office:value="49676" calcext:value-type="float">
            <text:p>49676</text:p>
          </table:table-cell>
          <table:table-cell/>
          <table:table-cell table:formula="of:=&quot;{&quot;&amp;[.B20]&amp;&quot;,&quot;" office:value-type="string" office:string-value="{48427," calcext:value-type="string">
            <text:p>{48427,</text:p>
          </table:table-cell>
          <table:table-cell table:formula="of:=[.C20]&amp;&quot;,&quot;" office:value-type="string" office:string-value="48878," calcext:value-type="string">
            <text:p>48878,</text:p>
          </table:table-cell>
          <table:table-cell table:formula="of:=[.D20]&amp;&quot;,&quot;" office:value-type="string" office:string-value="48911," calcext:value-type="string">
            <text:p>48911,</text:p>
          </table:table-cell>
          <table:table-cell table:formula="of:=[.E20]&amp;&quot;,&quot;" office:value-type="string" office:string-value="49256," calcext:value-type="string">
            <text:p>49256,</text:p>
          </table:table-cell>
          <table:table-cell table:formula="of:=[.F20]&amp;&quot;},&quot;" office:value-type="string" office:string-value="49676}," calcext:value-type="string">
            <text:p>49676}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,848</text:p>
          </table:table-cell>
          <table:table-cell office:value-type="float" office:value="48989" calcext:value-type="float">
            <text:p>48989</text:p>
          </table:table-cell>
          <table:table-cell office:value-type="float" office:value="48467" calcext:value-type="float">
            <text:p>48467</text:p>
          </table:table-cell>
          <table:table-cell office:value-type="float" office:value="49098" calcext:value-type="float">
            <text:p>49098</text:p>
          </table:table-cell>
          <table:table-cell office:value-type="float" office:value="49803" calcext:value-type="float">
            <text:p>49803</text:p>
          </table:table-cell>
          <table:table-cell/>
          <table:table-cell table:formula="of:=&quot;{&quot;&amp;[.B21]&amp;&quot;,&quot;" office:value-type="string" office:string-value="{48848," calcext:value-type="string">
            <text:p>{48848,</text:p>
          </table:table-cell>
          <table:table-cell table:formula="of:=[.C21]&amp;&quot;,&quot;" office:value-type="string" office:string-value="48989," calcext:value-type="string">
            <text:p>48989,</text:p>
          </table:table-cell>
          <table:table-cell table:formula="of:=[.D21]&amp;&quot;,&quot;" office:value-type="string" office:string-value="48467," calcext:value-type="string">
            <text:p>48467,</text:p>
          </table:table-cell>
          <table:table-cell table:formula="of:=[.E21]&amp;&quot;,&quot;" office:value-type="string" office:string-value="49098," calcext:value-type="string">
            <text:p>49098,</text:p>
          </table:table-cell>
          <table:table-cell table:formula="of:=[.F21]&amp;&quot;},&quot;" office:value-type="string" office:string-value="49803}," calcext:value-type="string">
            <text:p>49803}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,680</text:p>
          </table:table-cell>
          <table:table-cell office:value-type="float" office:value="48440" calcext:value-type="float">
            <text:p>48440</text:p>
          </table:table-cell>
          <table:table-cell office:value-type="float" office:value="48895" calcext:value-type="float">
            <text:p>48895</text:p>
          </table:table-cell>
          <table:table-cell office:value-type="float" office:value="48913" calcext:value-type="float">
            <text:p>48913</text:p>
          </table:table-cell>
          <table:table-cell office:value-type="float" office:value="49004" calcext:value-type="float">
            <text:p>49004</text:p>
          </table:table-cell>
          <table:table-cell/>
          <table:table-cell table:formula="of:=&quot;{&quot;&amp;[.B22]&amp;&quot;,&quot;" office:value-type="string" office:string-value="{47680," calcext:value-type="string">
            <text:p>{47680,</text:p>
          </table:table-cell>
          <table:table-cell table:formula="of:=[.C22]&amp;&quot;,&quot;" office:value-type="string" office:string-value="48440," calcext:value-type="string">
            <text:p>48440,</text:p>
          </table:table-cell>
          <table:table-cell table:formula="of:=[.D22]&amp;&quot;,&quot;" office:value-type="string" office:string-value="48895," calcext:value-type="string">
            <text:p>48895,</text:p>
          </table:table-cell>
          <table:table-cell table:formula="of:=[.E22]&amp;&quot;,&quot;" office:value-type="string" office:string-value="48913," calcext:value-type="string">
            <text:p>48913,</text:p>
          </table:table-cell>
          <table:table-cell table:formula="of:=[.F22]&amp;&quot;},&quot;" office:value-type="string" office:string-value="49004}," calcext:value-type="string">
            <text:p>49004}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,591</text:p>
          </table:table-cell>
          <table:table-cell office:value-type="float" office:value="48306" calcext:value-type="float">
            <text:p>48306</text:p>
          </table:table-cell>
          <table:table-cell office:value-type="float" office:value="47436" calcext:value-type="float">
            <text:p>47436</text:p>
          </table:table-cell>
          <table:table-cell office:value-type="float" office:value="48440" calcext:value-type="float">
            <text:p>48440</text:p>
          </table:table-cell>
          <table:table-cell office:value-type="float" office:value="49521" calcext:value-type="float">
            <text:p>49521</text:p>
          </table:table-cell>
          <table:table-cell/>
          <table:table-cell table:formula="of:=&quot;{&quot;&amp;[.B23]&amp;&quot;,&quot;" office:value-type="string" office:string-value="{48591," calcext:value-type="string">
            <text:p>{48591,</text:p>
          </table:table-cell>
          <table:table-cell table:formula="of:=[.C23]&amp;&quot;,&quot;" office:value-type="string" office:string-value="48306," calcext:value-type="string">
            <text:p>48306,</text:p>
          </table:table-cell>
          <table:table-cell table:formula="of:=[.D23]&amp;&quot;,&quot;" office:value-type="string" office:string-value="47436," calcext:value-type="string">
            <text:p>47436,</text:p>
          </table:table-cell>
          <table:table-cell table:formula="of:=[.E23]&amp;&quot;,&quot;" office:value-type="string" office:string-value="48440," calcext:value-type="string">
            <text:p>48440,</text:p>
          </table:table-cell>
          <table:table-cell table:formula="of:=[.F23]&amp;&quot;},&quot;" office:value-type="string" office:string-value="49521}," calcext:value-type="string">
            <text:p>49521}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,035</text:p>
          </table:table-cell>
          <table:table-cell office:value-type="float" office:value="48976" calcext:value-type="float">
            <text:p>48976</text:p>
          </table:table-cell>
          <table:table-cell office:value-type="float" office:value="48489" calcext:value-type="float">
            <text:p>48489</text:p>
          </table:table-cell>
          <table:table-cell office:value-type="float" office:value="48228" calcext:value-type="float">
            <text:p>48228</text:p>
          </table:table-cell>
          <table:table-cell office:value-type="float" office:value="48058" calcext:value-type="float">
            <text:p>48058</text:p>
          </table:table-cell>
          <table:table-cell/>
          <table:table-cell table:formula="of:=&quot;{&quot;&amp;[.B24]&amp;&quot;,&quot;" office:value-type="string" office:string-value="{49035," calcext:value-type="string">
            <text:p>{49035,</text:p>
          </table:table-cell>
          <table:table-cell table:formula="of:=[.C24]&amp;&quot;,&quot;" office:value-type="string" office:string-value="48976," calcext:value-type="string">
            <text:p>48976,</text:p>
          </table:table-cell>
          <table:table-cell table:formula="of:=[.D24]&amp;&quot;,&quot;" office:value-type="string" office:string-value="48489," calcext:value-type="string">
            <text:p>48489,</text:p>
          </table:table-cell>
          <table:table-cell table:formula="of:=[.E24]&amp;&quot;,&quot;" office:value-type="string" office:string-value="48228," calcext:value-type="string">
            <text:p>48228,</text:p>
          </table:table-cell>
          <table:table-cell table:formula="of:=[.F24]&amp;&quot;},&quot;" office:value-type="string" office:string-value="48058}," calcext:value-type="string">
            <text:p>48058}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,790</text:p>
          </table:table-cell>
          <table:table-cell office:value-type="float" office:value="49615" calcext:value-type="float">
            <text:p>49615</text:p>
          </table:table-cell>
          <table:table-cell office:value-type="float" office:value="48790" calcext:value-type="float">
            <text:p>48790</text:p>
          </table:table-cell>
          <table:table-cell office:value-type="float" office:value="48972" calcext:value-type="float">
            <text:p>48972</text:p>
          </table:table-cell>
          <table:table-cell office:value-type="float" office:value="49245" calcext:value-type="float">
            <text:p>49245</text:p>
          </table:table-cell>
          <table:table-cell/>
          <table:table-cell table:formula="of:=&quot;{&quot;&amp;[.B25]&amp;&quot;,&quot;" office:value-type="string" office:string-value="{49790," calcext:value-type="string">
            <text:p>{49790,</text:p>
          </table:table-cell>
          <table:table-cell table:formula="of:=[.C25]&amp;&quot;,&quot;" office:value-type="string" office:string-value="49615," calcext:value-type="string">
            <text:p>49615,</text:p>
          </table:table-cell>
          <table:table-cell table:formula="of:=[.D25]&amp;&quot;,&quot;" office:value-type="string" office:string-value="48790," calcext:value-type="string">
            <text:p>48790,</text:p>
          </table:table-cell>
          <table:table-cell table:formula="of:=[.E25]&amp;&quot;,&quot;" office:value-type="string" office:string-value="48972," calcext:value-type="string">
            <text:p>48972,</text:p>
          </table:table-cell>
          <table:table-cell table:formula="of:=[.F25]&amp;&quot;},&quot;" office:value-type="string" office:string-value="49245}," calcext:value-type="string">
            <text:p>49245}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,140</text:p>
          </table:table-cell>
          <table:table-cell office:value-type="float" office:value="51694" calcext:value-type="float">
            <text:p>51694</text:p>
          </table:table-cell>
          <table:table-cell office:value-type="float" office:value="49218" calcext:value-type="float">
            <text:p>49218</text:p>
          </table:table-cell>
          <table:table-cell office:value-type="float" office:value="49426" calcext:value-type="float">
            <text:p>49426</text:p>
          </table:table-cell>
          <table:table-cell office:value-type="float" office:value="49713" calcext:value-type="float">
            <text:p>49713</text:p>
          </table:table-cell>
          <table:table-cell/>
          <table:table-cell table:formula="of:=&quot;{&quot;&amp;[.B26]&amp;&quot;,&quot;" office:value-type="string" office:string-value="{53140," calcext:value-type="string">
            <text:p>{53140,</text:p>
          </table:table-cell>
          <table:table-cell table:formula="of:=[.C26]&amp;&quot;,&quot;" office:value-type="string" office:string-value="51694," calcext:value-type="string">
            <text:p>51694,</text:p>
          </table:table-cell>
          <table:table-cell table:formula="of:=[.D26]&amp;&quot;,&quot;" office:value-type="string" office:string-value="49218," calcext:value-type="string">
            <text:p>49218,</text:p>
          </table:table-cell>
          <table:table-cell table:formula="of:=[.E26]&amp;&quot;,&quot;" office:value-type="string" office:string-value="49426," calcext:value-type="string">
            <text:p>49426,</text:p>
          </table:table-cell>
          <table:table-cell table:formula="of:=[.F26]&amp;&quot;},&quot;" office:value-type="string" office:string-value="49713}," calcext:value-type="string">
            <text:p>49713}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,717</text:p>
          </table:table-cell>
          <table:table-cell office:value-type="float" office:value="56247" calcext:value-type="float">
            <text:p>56247</text:p>
          </table:table-cell>
          <table:table-cell office:value-type="float" office:value="52610" calcext:value-type="float">
            <text:p>52610</text:p>
          </table:table-cell>
          <table:table-cell office:value-type="float" office:value="51331" calcext:value-type="float">
            <text:p>51331</text:p>
          </table:table-cell>
          <table:table-cell office:value-type="float" office:value="50153" calcext:value-type="float">
            <text:p>50153</text:p>
          </table:table-cell>
          <table:table-cell/>
          <table:table-cell table:formula="of:=&quot;{&quot;&amp;[.B27]&amp;&quot;,&quot;" office:value-type="string" office:string-value="{58717," calcext:value-type="string">
            <text:p>{58717,</text:p>
          </table:table-cell>
          <table:table-cell table:formula="of:=[.C27]&amp;&quot;,&quot;" office:value-type="string" office:string-value="56247," calcext:value-type="string">
            <text:p>56247,</text:p>
          </table:table-cell>
          <table:table-cell table:formula="of:=[.D27]&amp;&quot;,&quot;" office:value-type="string" office:string-value="52610," calcext:value-type="string">
            <text:p>52610,</text:p>
          </table:table-cell>
          <table:table-cell table:formula="of:=[.E27]&amp;&quot;,&quot;" office:value-type="string" office:string-value="51331," calcext:value-type="string">
            <text:p>51331,</text:p>
          </table:table-cell>
          <table:table-cell table:formula="of:=[.F27]&amp;&quot;},&quot;" office:value-type="string" office:string-value="50153}," calcext:value-type="string">
            <text:p>50153}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,215</text:p>
          </table:table-cell>
          <table:table-cell office:value-type="float" office:value="62767" calcext:value-type="float">
            <text:p>62767</text:p>
          </table:table-cell>
          <table:table-cell office:value-type="float" office:value="58000" calcext:value-type="float">
            <text:p>58000</text:p>
          </table:table-cell>
          <table:table-cell office:value-type="float" office:value="55772" calcext:value-type="float">
            <text:p>55772</text:p>
          </table:table-cell>
          <table:table-cell office:value-type="float" office:value="53639" calcext:value-type="float">
            <text:p>53639</text:p>
          </table:table-cell>
          <table:table-cell/>
          <table:table-cell table:formula="of:=&quot;{&quot;&amp;[.B28]&amp;&quot;,&quot;" office:value-type="string" office:string-value="{66215," calcext:value-type="string">
            <text:p>{66215,</text:p>
          </table:table-cell>
          <table:table-cell table:formula="of:=[.C28]&amp;&quot;,&quot;" office:value-type="string" office:string-value="62767," calcext:value-type="string">
            <text:p>62767,</text:p>
          </table:table-cell>
          <table:table-cell table:formula="of:=[.D28]&amp;&quot;,&quot;" office:value-type="string" office:string-value="58000," calcext:value-type="string">
            <text:p>58000,</text:p>
          </table:table-cell>
          <table:table-cell table:formula="of:=[.E28]&amp;&quot;,&quot;" office:value-type="string" office:string-value="55772," calcext:value-type="string">
            <text:p>55772,</text:p>
          </table:table-cell>
          <table:table-cell table:formula="of:=[.F28]&amp;&quot;},&quot;" office:value-type="string" office:string-value="53639}," calcext:value-type="string">
            <text:p>53639}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,250</text:p>
          </table:table-cell>
          <table:table-cell office:value-type="float" office:value="67085" calcext:value-type="float">
            <text:p>67085</text:p>
          </table:table-cell>
          <table:table-cell office:value-type="float" office:value="65210" calcext:value-type="float">
            <text:p>65210</text:p>
          </table:table-cell>
          <table:table-cell office:value-type="float" office:value="62134" calcext:value-type="float">
            <text:p>62134</text:p>
          </table:table-cell>
          <table:table-cell office:value-type="float" office:value="59159" calcext:value-type="float">
            <text:p>59159</text:p>
          </table:table-cell>
          <table:table-cell/>
          <table:table-cell table:formula="of:=&quot;{&quot;&amp;[.B29]&amp;&quot;,&quot;" office:value-type="string" office:string-value="{67250," calcext:value-type="string">
            <text:p>{67250,</text:p>
          </table:table-cell>
          <table:table-cell table:formula="of:=[.C29]&amp;&quot;,&quot;" office:value-type="string" office:string-value="67085," calcext:value-type="string">
            <text:p>67085,</text:p>
          </table:table-cell>
          <table:table-cell table:formula="of:=[.D29]&amp;&quot;,&quot;" office:value-type="string" office:string-value="65210," calcext:value-type="string">
            <text:p>65210,</text:p>
          </table:table-cell>
          <table:table-cell table:formula="of:=[.E29]&amp;&quot;,&quot;" office:value-type="string" office:string-value="62134," calcext:value-type="string">
            <text:p>62134,</text:p>
          </table:table-cell>
          <table:table-cell table:formula="of:=[.F29]&amp;&quot;},&quot;" office:value-type="string" office:string-value="59159}," calcext:value-type="string">
            <text:p>59159}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,495</text:p>
          </table:table-cell>
          <table:table-cell office:value-type="float" office:value="69708" calcext:value-type="float">
            <text:p>69708</text:p>
          </table:table-cell>
          <table:table-cell office:value-type="float" office:value="65918" calcext:value-type="float">
            <text:p>65918</text:p>
          </table:table-cell>
          <table:table-cell office:value-type="float" office:value="66043" calcext:value-type="float">
            <text:p>66043</text:p>
          </table:table-cell>
          <table:table-cell office:value-type="float" office:value="66264" calcext:value-type="float">
            <text:p>66264</text:p>
          </table:table-cell>
          <table:table-cell/>
          <table:table-cell table:formula="of:=&quot;{&quot;&amp;[.B30]&amp;&quot;,&quot;" office:value-type="string" office:string-value="{71495," calcext:value-type="string">
            <text:p>{71495,</text:p>
          </table:table-cell>
          <table:table-cell table:formula="of:=[.C30]&amp;&quot;,&quot;" office:value-type="string" office:string-value="69708," calcext:value-type="string">
            <text:p>69708,</text:p>
          </table:table-cell>
          <table:table-cell table:formula="of:=[.D30]&amp;&quot;,&quot;" office:value-type="string" office:string-value="65918," calcext:value-type="string">
            <text:p>65918,</text:p>
          </table:table-cell>
          <table:table-cell table:formula="of:=[.E30]&amp;&quot;,&quot;" office:value-type="string" office:string-value="66043," calcext:value-type="string">
            <text:p>66043,</text:p>
          </table:table-cell>
          <table:table-cell table:formula="of:=[.F30]&amp;&quot;},&quot;" office:value-type="string" office:string-value="66264}," calcext:value-type="string">
            <text:p>66264}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,129</text:p>
          </table:table-cell>
          <table:table-cell office:value-type="float" office:value="72226" calcext:value-type="float">
            <text:p>72226</text:p>
          </table:table-cell>
          <table:table-cell office:value-type="float" office:value="69804" calcext:value-type="float">
            <text:p>69804</text:p>
          </table:table-cell>
          <table:table-cell office:value-type="float" office:value="68360" calcext:value-type="float">
            <text:p>68360</text:p>
          </table:table-cell>
          <table:table-cell office:value-type="float" office:value="67033" calcext:value-type="float">
            <text:p>67033</text:p>
          </table:table-cell>
          <table:table-cell/>
          <table:table-cell table:formula="of:=&quot;{&quot;&amp;[.B31]&amp;&quot;,&quot;" office:value-type="string" office:string-value="{72129," calcext:value-type="string">
            <text:p>{72129,</text:p>
          </table:table-cell>
          <table:table-cell table:formula="of:=[.C31]&amp;&quot;,&quot;" office:value-type="string" office:string-value="72226," calcext:value-type="string">
            <text:p>72226,</text:p>
          </table:table-cell>
          <table:table-cell table:formula="of:=[.D31]&amp;&quot;,&quot;" office:value-type="string" office:string-value="69804," calcext:value-type="string">
            <text:p>69804,</text:p>
          </table:table-cell>
          <table:table-cell table:formula="of:=[.E31]&amp;&quot;,&quot;" office:value-type="string" office:string-value="68360," calcext:value-type="string">
            <text:p>68360,</text:p>
          </table:table-cell>
          <table:table-cell table:formula="of:=[.F31]&amp;&quot;},&quot;" office:value-type="string" office:string-value="67033}," calcext:value-type="string">
            <text:p>67033}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,613</text:p>
          </table:table-cell>
          <table:table-cell office:value-type="float" office:value="72266" calcext:value-type="float">
            <text:p>72266</text:p>
          </table:table-cell>
          <table:table-cell office:value-type="float" office:value="69966" calcext:value-type="float">
            <text:p>69966</text:p>
          </table:table-cell>
          <table:table-cell office:value-type="float" office:value="70357" calcext:value-type="float">
            <text:p>70357</text:p>
          </table:table-cell>
          <table:table-cell office:value-type="float" office:value="70854" calcext:value-type="float">
            <text:p>70854</text:p>
          </table:table-cell>
          <table:table-cell/>
          <table:table-cell table:formula="of:=&quot;{&quot;&amp;[.B32]&amp;&quot;,&quot;" office:value-type="string" office:string-value="{71613," calcext:value-type="string">
            <text:p>{71613,</text:p>
          </table:table-cell>
          <table:table-cell table:formula="of:=[.C32]&amp;&quot;,&quot;" office:value-type="string" office:string-value="72266," calcext:value-type="string">
            <text:p>72266,</text:p>
          </table:table-cell>
          <table:table-cell table:formula="of:=[.D32]&amp;&quot;,&quot;" office:value-type="string" office:string-value="69966," calcext:value-type="string">
            <text:p>69966,</text:p>
          </table:table-cell>
          <table:table-cell table:formula="of:=[.E32]&amp;&quot;,&quot;" office:value-type="string" office:string-value="70357," calcext:value-type="string">
            <text:p>70357,</text:p>
          </table:table-cell>
          <table:table-cell table:formula="of:=[.F32]&amp;&quot;},&quot;" office:value-type="string" office:string-value="70854}," calcext:value-type="string">
            <text:p>70854}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,167</text:p>
          </table:table-cell>
          <table:table-cell office:value-type="float" office:value="73217" calcext:value-type="float">
            <text:p>73217</text:p>
          </table:table-cell>
          <table:table-cell office:value-type="float" office:value="68880" calcext:value-type="float">
            <text:p>68880</text:p>
          </table:table-cell>
          <table:table-cell office:value-type="float" office:value="69864" calcext:value-type="float">
            <text:p>69864</text:p>
          </table:table-cell>
          <table:table-cell office:value-type="float" office:value="70971" calcext:value-type="float">
            <text:p>70971</text:p>
          </table:table-cell>
          <table:table-cell/>
          <table:table-cell table:formula="of:=&quot;{&quot;&amp;[.B33]&amp;&quot;,&quot;" office:value-type="string" office:string-value="{74167," calcext:value-type="string">
            <text:p>{74167,</text:p>
          </table:table-cell>
          <table:table-cell table:formula="of:=[.C33]&amp;&quot;,&quot;" office:value-type="string" office:string-value="73217," calcext:value-type="string">
            <text:p>73217,</text:p>
          </table:table-cell>
          <table:table-cell table:formula="of:=[.D33]&amp;&quot;,&quot;" office:value-type="string" office:string-value="68880," calcext:value-type="string">
            <text:p>68880,</text:p>
          </table:table-cell>
          <table:table-cell table:formula="of:=[.E33]&amp;&quot;,&quot;" office:value-type="string" office:string-value="69864," calcext:value-type="string">
            <text:p>69864,</text:p>
          </table:table-cell>
          <table:table-cell table:formula="of:=[.F33]&amp;&quot;},&quot;" office:value-type="string" office:string-value="70971}," calcext:value-type="string">
            <text:p>70971}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,217</text:p>
          </table:table-cell>
          <table:table-cell office:value-type="float" office:value="74480" calcext:value-type="float">
            <text:p>74480</text:p>
          </table:table-cell>
          <table:table-cell office:value-type="float" office:value="70847" calcext:value-type="float">
            <text:p>70847</text:p>
          </table:table-cell>
          <table:table-cell office:value-type="float" office:value="70281" calcext:value-type="float">
            <text:p>70281</text:p>
          </table:table-cell>
          <table:table-cell office:value-type="float" office:value="69828" calcext:value-type="float">
            <text:p>69828</text:p>
          </table:table-cell>
          <table:table-cell/>
          <table:table-cell table:formula="of:=&quot;{&quot;&amp;[.B34]&amp;&quot;,&quot;" office:value-type="string" office:string-value="{74217," calcext:value-type="string">
            <text:p>{74217,</text:p>
          </table:table-cell>
          <table:table-cell table:formula="of:=[.C34]&amp;&quot;,&quot;" office:value-type="string" office:string-value="74480," calcext:value-type="string">
            <text:p>74480,</text:p>
          </table:table-cell>
          <table:table-cell table:formula="of:=[.D34]&amp;&quot;,&quot;" office:value-type="string" office:string-value="70847," calcext:value-type="string">
            <text:p>70847,</text:p>
          </table:table-cell>
          <table:table-cell table:formula="of:=[.E34]&amp;&quot;,&quot;" office:value-type="string" office:string-value="70281," calcext:value-type="string">
            <text:p>70281,</text:p>
          </table:table-cell>
          <table:table-cell table:formula="of:=[.F34]&amp;&quot;},&quot;" office:value-type="string" office:string-value="69828}," calcext:value-type="string">
            <text:p>69828}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,456</text:p>
          </table:table-cell>
          <table:table-cell office:value-type="float" office:value="75137" calcext:value-type="float">
            <text:p>75137</text:p>
          </table:table-cell>
          <table:table-cell office:value-type="float" office:value="70812" calcext:value-type="float">
            <text:p>70812</text:p>
          </table:table-cell>
          <table:table-cell office:value-type="float" office:value="71260" calcext:value-type="float">
            <text:p>71260</text:p>
          </table:table-cell>
          <table:table-cell office:value-type="float" office:value="71831" calcext:value-type="float">
            <text:p>71831</text:p>
          </table:table-cell>
          <table:table-cell/>
          <table:table-cell table:formula="of:=&quot;{&quot;&amp;[.B35]&amp;&quot;,&quot;" office:value-type="string" office:string-value="{75456," calcext:value-type="string">
            <text:p>{75456,</text:p>
          </table:table-cell>
          <table:table-cell table:formula="of:=[.C35]&amp;&quot;,&quot;" office:value-type="string" office:string-value="75137," calcext:value-type="string">
            <text:p>75137,</text:p>
          </table:table-cell>
          <table:table-cell table:formula="of:=[.D35]&amp;&quot;,&quot;" office:value-type="string" office:string-value="70812," calcext:value-type="string">
            <text:p>70812,</text:p>
          </table:table-cell>
          <table:table-cell table:formula="of:=[.E35]&amp;&quot;,&quot;" office:value-type="string" office:string-value="71260," calcext:value-type="string">
            <text:p>71260,</text:p>
          </table:table-cell>
          <table:table-cell table:formula="of:=[.F35]&amp;&quot;},&quot;" office:value-type="string" office:string-value="71831}," calcext:value-type="string">
            <text:p>71831}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,871</text:p>
          </table:table-cell>
          <table:table-cell office:value-type="float" office:value="76392" calcext:value-type="float">
            <text:p>76392</text:p>
          </table:table-cell>
          <table:table-cell office:value-type="float" office:value="71608" calcext:value-type="float">
            <text:p>71608</text:p>
          </table:table-cell>
          <table:table-cell office:value-type="float" office:value="71546" calcext:value-type="float">
            <text:p>71546</text:p>
          </table:table-cell>
          <table:table-cell office:value-type="float" office:value="71611" calcext:value-type="float">
            <text:p>71611</text:p>
          </table:table-cell>
          <table:table-cell/>
          <table:table-cell table:formula="of:=&quot;{&quot;&amp;[.B36]&amp;&quot;,&quot;" office:value-type="string" office:string-value="{76871," calcext:value-type="string">
            <text:p>{76871,</text:p>
          </table:table-cell>
          <table:table-cell table:formula="of:=[.C36]&amp;&quot;,&quot;" office:value-type="string" office:string-value="76392," calcext:value-type="string">
            <text:p>76392,</text:p>
          </table:table-cell>
          <table:table-cell table:formula="of:=[.D36]&amp;&quot;,&quot;" office:value-type="string" office:string-value="71608," calcext:value-type="string">
            <text:p>71608,</text:p>
          </table:table-cell>
          <table:table-cell table:formula="of:=[.E36]&amp;&quot;,&quot;" office:value-type="string" office:string-value="71546," calcext:value-type="string">
            <text:p>71546,</text:p>
          </table:table-cell>
          <table:table-cell table:formula="of:=[.F36]&amp;&quot;},&quot;" office:value-type="string" office:string-value="71611}," calcext:value-type="string">
            <text:p>71611}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,163</text:p>
          </table:table-cell>
          <table:table-cell office:value-type="float" office:value="77228" calcext:value-type="float">
            <text:p>77228</text:p>
          </table:table-cell>
          <table:table-cell office:value-type="float" office:value="72965" calcext:value-type="float">
            <text:p>72965</text:p>
          </table:table-cell>
          <table:table-cell office:value-type="float" office:value="72631" calcext:value-type="float">
            <text:p>72631</text:p>
          </table:table-cell>
          <table:table-cell office:value-type="float" office:value="72421" calcext:value-type="float">
            <text:p>72421</text:p>
          </table:table-cell>
          <table:table-cell/>
          <table:table-cell table:formula="of:=&quot;{&quot;&amp;[.B37]&amp;&quot;,&quot;" office:value-type="string" office:string-value="{77163," calcext:value-type="string">
            <text:p>{77163,</text:p>
          </table:table-cell>
          <table:table-cell table:formula="of:=[.C37]&amp;&quot;,&quot;" office:value-type="string" office:string-value="77228," calcext:value-type="string">
            <text:p>77228,</text:p>
          </table:table-cell>
          <table:table-cell table:formula="of:=[.D37]&amp;&quot;,&quot;" office:value-type="string" office:string-value="72965," calcext:value-type="string">
            <text:p>72965,</text:p>
          </table:table-cell>
          <table:table-cell table:formula="of:=[.E37]&amp;&quot;,&quot;" office:value-type="string" office:string-value="72631," calcext:value-type="string">
            <text:p>72631,</text:p>
          </table:table-cell>
          <table:table-cell table:formula="of:=[.F37]&amp;&quot;},&quot;" office:value-type="string" office:string-value="72421}," calcext:value-type="string">
            <text:p>72421}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,109</text:p>
          </table:table-cell>
          <table:table-cell office:value-type="float" office:value="77312" calcext:value-type="float">
            <text:p>77312</text:p>
          </table:table-cell>
          <table:table-cell office:value-type="float" office:value="73311" calcext:value-type="float">
            <text:p>73311</text:p>
          </table:table-cell>
          <table:table-cell office:value-type="float" office:value="73453" calcext:value-type="float">
            <text:p>73453</text:p>
          </table:table-cell>
          <table:table-cell office:value-type="float" office:value="73725" calcext:value-type="float">
            <text:p>73725</text:p>
          </table:table-cell>
          <table:table-cell/>
          <table:table-cell table:formula="of:=&quot;{&quot;&amp;[.B38]&amp;&quot;,&quot;" office:value-type="string" office:string-value="{77109," calcext:value-type="string">
            <text:p>{77109,</text:p>
          </table:table-cell>
          <table:table-cell table:formula="of:=[.C38]&amp;&quot;,&quot;" office:value-type="string" office:string-value="77312," calcext:value-type="string">
            <text:p>77312,</text:p>
          </table:table-cell>
          <table:table-cell table:formula="of:=[.D38]&amp;&quot;,&quot;" office:value-type="string" office:string-value="73311," calcext:value-type="string">
            <text:p>73311,</text:p>
          </table:table-cell>
          <table:table-cell table:formula="of:=[.E38]&amp;&quot;,&quot;" office:value-type="string" office:string-value="73453," calcext:value-type="string">
            <text:p>73453,</text:p>
          </table:table-cell>
          <table:table-cell table:formula="of:=[.F38]&amp;&quot;},&quot;" office:value-type="string" office:string-value="73725}," calcext:value-type="string">
            <text:p>73725}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,377</text:p>
          </table:table-cell>
          <table:table-cell office:value-type="float" office:value="77884" calcext:value-type="float">
            <text:p>77884</text:p>
          </table:table-cell>
          <table:table-cell office:value-type="float" office:value="73414" calcext:value-type="float">
            <text:p>73414</text:p>
          </table:table-cell>
          <table:table-cell office:value-type="float" office:value="73628" calcext:value-type="float">
            <text:p>73628</text:p>
          </table:table-cell>
          <table:table-cell office:value-type="float" office:value="73977" calcext:value-type="float">
            <text:p>73977</text:p>
          </table:table-cell>
          <table:table-cell/>
          <table:table-cell table:formula="of:=&quot;{&quot;&amp;[.B39]&amp;&quot;,&quot;" office:value-type="string" office:string-value="{78377," calcext:value-type="string">
            <text:p>{78377,</text:p>
          </table:table-cell>
          <table:table-cell table:formula="of:=[.C39]&amp;&quot;,&quot;" office:value-type="string" office:string-value="77884," calcext:value-type="string">
            <text:p>77884,</text:p>
          </table:table-cell>
          <table:table-cell table:formula="of:=[.D39]&amp;&quot;,&quot;" office:value-type="string" office:string-value="73414," calcext:value-type="string">
            <text:p>73414,</text:p>
          </table:table-cell>
          <table:table-cell table:formula="of:=[.E39]&amp;&quot;,&quot;" office:value-type="string" office:string-value="73628," calcext:value-type="string">
            <text:p>73628,</text:p>
          </table:table-cell>
          <table:table-cell table:formula="of:=[.F39]&amp;&quot;},&quot;" office:value-type="string" office:string-value="73977}," calcext:value-type="string">
            <text:p>73977}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,806</text:p>
          </table:table-cell>
          <table:table-cell office:value-type="float" office:value="78737" calcext:value-type="float">
            <text:p>78737</text:p>
          </table:table-cell>
          <table:table-cell office:value-type="float" office:value="74743" calcext:value-type="float">
            <text:p>74743</text:p>
          </table:table-cell>
          <table:table-cell office:value-type="float" office:value="74326" calcext:value-type="float">
            <text:p>74326</text:p>
          </table:table-cell>
          <table:table-cell office:value-type="float" office:value="74040" calcext:value-type="float">
            <text:p>74040</text:p>
          </table:table-cell>
          <table:table-cell/>
          <table:table-cell table:formula="of:=&quot;{&quot;&amp;[.B40]&amp;&quot;,&quot;" office:value-type="string" office:string-value="{78806," calcext:value-type="string">
            <text:p>{78806,</text:p>
          </table:table-cell>
          <table:table-cell table:formula="of:=[.C40]&amp;&quot;,&quot;" office:value-type="string" office:string-value="78737," calcext:value-type="string">
            <text:p>78737,</text:p>
          </table:table-cell>
          <table:table-cell table:formula="of:=[.D40]&amp;&quot;,&quot;" office:value-type="string" office:string-value="74743," calcext:value-type="string">
            <text:p>74743,</text:p>
          </table:table-cell>
          <table:table-cell table:formula="of:=[.E40]&amp;&quot;,&quot;" office:value-type="string" office:string-value="74326," calcext:value-type="string">
            <text:p>74326,</text:p>
          </table:table-cell>
          <table:table-cell table:formula="of:=[.F40]&amp;&quot;},&quot;" office:value-type="string" office:string-value="74040}," calcext:value-type="string">
            <text:p>74040}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,394</text:p>
          </table:table-cell>
          <table:table-cell office:value-type="float" office:value="81194" calcext:value-type="float">
            <text:p>81194</text:p>
          </table:table-cell>
          <table:table-cell office:value-type="float" office:value="75650" calcext:value-type="float">
            <text:p>75650</text:p>
          </table:table-cell>
          <table:table-cell office:value-type="float" office:value="75373" calcext:value-type="float">
            <text:p>75373</text:p>
          </table:table-cell>
          <table:table-cell office:value-type="float" office:value="75231" calcext:value-type="float">
            <text:p>75231</text:p>
          </table:table-cell>
          <table:table-cell/>
          <table:table-cell table:formula="of:=&quot;{&quot;&amp;[.B41]&amp;&quot;,&quot;" office:value-type="string" office:string-value="{83394," calcext:value-type="string">
            <text:p>{83394,</text:p>
          </table:table-cell>
          <table:table-cell table:formula="of:=[.C41]&amp;&quot;,&quot;" office:value-type="string" office:string-value="81194," calcext:value-type="string">
            <text:p>81194,</text:p>
          </table:table-cell>
          <table:table-cell table:formula="of:=[.D41]&amp;&quot;,&quot;" office:value-type="string" office:string-value="75650," calcext:value-type="string">
            <text:p>75650,</text:p>
          </table:table-cell>
          <table:table-cell table:formula="of:=[.E41]&amp;&quot;,&quot;" office:value-type="string" office:string-value="75373," calcext:value-type="string">
            <text:p>75373,</text:p>
          </table:table-cell>
          <table:table-cell table:formula="of:=[.F41]&amp;&quot;},&quot;" office:value-type="string" office:string-value="75231}," calcext:value-type="string">
            <text:p>75231}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,245</text:p>
          </table:table-cell>
          <table:table-cell office:value-type="float" office:value="87436" calcext:value-type="float">
            <text:p>87436</text:p>
          </table:table-cell>
          <table:table-cell office:value-type="float" office:value="80395" calcext:value-type="float">
            <text:p>80395</text:p>
          </table:table-cell>
          <table:table-cell office:value-type="float" office:value="78148" calcext:value-type="float">
            <text:p>78148</text:p>
          </table:table-cell>
          <table:table-cell office:value-type="float" office:value="76031" calcext:value-type="float">
            <text:p>76031</text:p>
          </table:table-cell>
          <table:table-cell/>
          <table:table-cell table:formula="of:=&quot;{&quot;&amp;[.B42]&amp;&quot;,&quot;" office:value-type="string" office:string-value="{91245," calcext:value-type="string">
            <text:p>{91245,</text:p>
          </table:table-cell>
          <table:table-cell table:formula="of:=[.C42]&amp;&quot;,&quot;" office:value-type="string" office:string-value="87436," calcext:value-type="string">
            <text:p>87436,</text:p>
          </table:table-cell>
          <table:table-cell table:formula="of:=[.D42]&amp;&quot;,&quot;" office:value-type="string" office:string-value="80395," calcext:value-type="string">
            <text:p>80395,</text:p>
          </table:table-cell>
          <table:table-cell table:formula="of:=[.E42]&amp;&quot;,&quot;" office:value-type="string" office:string-value="78148," calcext:value-type="string">
            <text:p>78148,</text:p>
          </table:table-cell>
          <table:table-cell table:formula="of:=[.F42]&amp;&quot;},&quot;" office:value-type="string" office:string-value="76031}," calcext:value-type="string">
            <text:p>76031}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,689</text:p>
          </table:table-cell>
          <table:table-cell office:value-type="float" office:value="92535" calcext:value-type="float">
            <text:p>92535</text:p>
          </table:table-cell>
          <table:table-cell office:value-type="float" office:value="88373" calcext:value-type="float">
            <text:p>88373</text:p>
          </table:table-cell>
          <table:table-cell office:value-type="float" office:value="84498" calcext:value-type="float">
            <text:p>84498</text:p>
          </table:table-cell>
          <table:table-cell office:value-type="float" office:value="80747" calcext:value-type="float">
            <text:p>80747</text:p>
          </table:table-cell>
          <table:table-cell/>
          <table:table-cell table:formula="of:=&quot;{&quot;&amp;[.B43]&amp;&quot;,&quot;" office:value-type="string" office:string-value="{93689," calcext:value-type="string">
            <text:p>{93689,</text:p>
          </table:table-cell>
          <table:table-cell table:formula="of:=[.C43]&amp;&quot;,&quot;" office:value-type="string" office:string-value="92535," calcext:value-type="string">
            <text:p>92535,</text:p>
          </table:table-cell>
          <table:table-cell table:formula="of:=[.D43]&amp;&quot;,&quot;" office:value-type="string" office:string-value="88373," calcext:value-type="string">
            <text:p>88373,</text:p>
          </table:table-cell>
          <table:table-cell table:formula="of:=[.E43]&amp;&quot;,&quot;" office:value-type="string" office:string-value="84498," calcext:value-type="string">
            <text:p>84498,</text:p>
          </table:table-cell>
          <table:table-cell table:formula="of:=[.F43]&amp;&quot;},&quot;" office:value-type="string" office:string-value="80747}," calcext:value-type="string">
            <text:p>80747}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,701</text:p>
          </table:table-cell>
          <table:table-cell office:value-type="float" office:value="94263" calcext:value-type="float">
            <text:p>94263</text:p>
          </table:table-cell>
          <table:table-cell office:value-type="float" office:value="91008" calcext:value-type="float">
            <text:p>91008</text:p>
          </table:table-cell>
          <table:table-cell office:value-type="float" office:value="89776" calcext:value-type="float">
            <text:p>89776</text:p>
          </table:table-cell>
          <table:table-cell office:value-type="float" office:value="88676" calcext:value-type="float">
            <text:p>88676</text:p>
          </table:table-cell>
          <table:table-cell/>
          <table:table-cell table:formula="of:=&quot;{&quot;&amp;[.B44]&amp;&quot;,&quot;" office:value-type="string" office:string-value="{94701," calcext:value-type="string">
            <text:p>{94701,</text:p>
          </table:table-cell>
          <table:table-cell table:formula="of:=[.C44]&amp;&quot;,&quot;" office:value-type="string" office:string-value="94263," calcext:value-type="string">
            <text:p>94263,</text:p>
          </table:table-cell>
          <table:table-cell table:formula="of:=[.D44]&amp;&quot;,&quot;" office:value-type="string" office:string-value="91008," calcext:value-type="string">
            <text:p>91008,</text:p>
          </table:table-cell>
          <table:table-cell table:formula="of:=[.E44]&amp;&quot;,&quot;" office:value-type="string" office:string-value="89776," calcext:value-type="string">
            <text:p>89776,</text:p>
          </table:table-cell>
          <table:table-cell table:formula="of:=[.F44]&amp;&quot;},&quot;" office:value-type="string" office:string-value="88676}," calcext:value-type="string">
            <text:p>88676}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,126</text:p>
          </table:table-cell>
          <table:table-cell office:value-type="float" office:value="95936" calcext:value-type="float">
            <text:p>95936</text:p>
          </table:table-cell>
          <table:table-cell office:value-type="float" office:value="92163" calcext:value-type="float">
            <text:p>92163</text:p>
          </table:table-cell>
          <table:table-cell office:value-type="float" office:value="91669" calcext:value-type="float">
            <text:p>91669</text:p>
          </table:table-cell>
          <table:table-cell office:value-type="float" office:value="91314" calcext:value-type="float">
            <text:p>91314</text:p>
          </table:table-cell>
          <table:table-cell/>
          <table:table-cell table:formula="of:=&quot;{&quot;&amp;[.B45]&amp;&quot;,&quot;" office:value-type="string" office:string-value="{97126," calcext:value-type="string">
            <text:p>{97126,</text:p>
          </table:table-cell>
          <table:table-cell table:formula="of:=[.C45]&amp;&quot;,&quot;" office:value-type="string" office:string-value="95936," calcext:value-type="string">
            <text:p>95936,</text:p>
          </table:table-cell>
          <table:table-cell table:formula="of:=[.D45]&amp;&quot;,&quot;" office:value-type="string" office:string-value="92163," calcext:value-type="string">
            <text:p>92163,</text:p>
          </table:table-cell>
          <table:table-cell table:formula="of:=[.E45]&amp;&quot;,&quot;" office:value-type="string" office:string-value="91669," calcext:value-type="string">
            <text:p>91669,</text:p>
          </table:table-cell>
          <table:table-cell table:formula="of:=[.F45]&amp;&quot;},&quot;" office:value-type="string" office:string-value="91314}," calcext:value-type="string">
            <text:p>91314}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,175</text:p>
          </table:table-cell>
          <table:table-cell office:value-type="float" office:value="97667" calcext:value-type="float">
            <text:p>97667</text:p>
          </table:table-cell>
          <table:table-cell office:value-type="float" office:value="94702" calcext:value-type="float">
            <text:p>94702</text:p>
          </table:table-cell>
          <table:table-cell office:value-type="float" office:value="93470" calcext:value-type="float">
            <text:p>93470</text:p>
          </table:table-cell>
          <table:table-cell office:value-type="float" office:value="92375" calcext:value-type="float">
            <text:p>92375</text:p>
          </table:table-cell>
          <table:table-cell/>
          <table:table-cell table:formula="of:=&quot;{&quot;&amp;[.B46]&amp;&quot;,&quot;" office:value-type="string" office:string-value="{98175," calcext:value-type="string">
            <text:p>{98175,</text:p>
          </table:table-cell>
          <table:table-cell table:formula="of:=[.C46]&amp;&quot;,&quot;" office:value-type="string" office:string-value="97667," calcext:value-type="string">
            <text:p>97667,</text:p>
          </table:table-cell>
          <table:table-cell table:formula="of:=[.D46]&amp;&quot;,&quot;" office:value-type="string" office:string-value="94702," calcext:value-type="string">
            <text:p>94702,</text:p>
          </table:table-cell>
          <table:table-cell table:formula="of:=[.E46]&amp;&quot;,&quot;" office:value-type="string" office:string-value="93470," calcext:value-type="string">
            <text:p>93470,</text:p>
          </table:table-cell>
          <table:table-cell table:formula="of:=[.F46]&amp;&quot;},&quot;" office:value-type="string" office:string-value="92375}," calcext:value-type="string">
            <text:p>92375}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,209</text:p>
          </table:table-cell>
          <table:table-cell office:value-type="float" office:value="98690" calcext:value-type="float">
            <text:p>98690</text:p>
          </table:table-cell>
          <table:table-cell office:value-type="float" office:value="96148" calcext:value-type="float">
            <text:p>96148</text:p>
          </table:table-cell>
          <table:table-cell office:value-type="float" office:value="95450" calcext:value-type="float">
            <text:p>95450</text:p>
          </table:table-cell>
          <table:table-cell office:value-type="float" office:value="94889" calcext:value-type="float">
            <text:p>94889</text:p>
          </table:table-cell>
          <table:table-cell/>
          <table:table-cell table:formula="of:=&quot;{&quot;&amp;[.B47]&amp;&quot;,&quot;" office:value-type="string" office:string-value="{99209," calcext:value-type="string">
            <text:p>{99209,</text:p>
          </table:table-cell>
          <table:table-cell table:formula="of:=[.C47]&amp;&quot;,&quot;" office:value-type="string" office:string-value="98690," calcext:value-type="string">
            <text:p>98690,</text:p>
          </table:table-cell>
          <table:table-cell table:formula="of:=[.D47]&amp;&quot;,&quot;" office:value-type="string" office:string-value="96148," calcext:value-type="string">
            <text:p>96148,</text:p>
          </table:table-cell>
          <table:table-cell table:formula="of:=[.E47]&amp;&quot;,&quot;" office:value-type="string" office:string-value="95450," calcext:value-type="string">
            <text:p>95450,</text:p>
          </table:table-cell>
          <table:table-cell table:formula="of:=[.F47]&amp;&quot;},&quot;" office:value-type="string" office:string-value="94889}," calcext:value-type="string">
            <text:p>94889}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,293</text:p>
          </table:table-cell>
          <table:table-cell office:value-type="float" office:value="96220" calcext:value-type="float">
            <text:p>96220</text:p>
          </table:table-cell>
          <table:table-cell office:value-type="float" office:value="97243" calcext:value-type="float">
            <text:p>97243</text:p>
          </table:table-cell>
          <table:table-cell office:value-type="float" office:value="96678" calcext:value-type="float">
            <text:p>96678</text:p>
          </table:table-cell>
          <table:table-cell office:value-type="float" office:value="96247" calcext:value-type="float">
            <text:p>96247</text:p>
          </table:table-cell>
          <table:table-cell/>
          <table:table-cell table:formula="of:=&quot;{&quot;&amp;[.B48]&amp;&quot;,&quot;" office:value-type="string" office:string-value="{93293," calcext:value-type="string">
            <text:p>{93293,</text:p>
          </table:table-cell>
          <table:table-cell table:formula="of:=[.C48]&amp;&quot;,&quot;" office:value-type="string" office:string-value="96220," calcext:value-type="string">
            <text:p>96220,</text:p>
          </table:table-cell>
          <table:table-cell table:formula="of:=[.D48]&amp;&quot;,&quot;" office:value-type="string" office:string-value="97243," calcext:value-type="string">
            <text:p>97243,</text:p>
          </table:table-cell>
          <table:table-cell table:formula="of:=[.E48]&amp;&quot;,&quot;" office:value-type="string" office:string-value="96678," calcext:value-type="string">
            <text:p>96678,</text:p>
          </table:table-cell>
          <table:table-cell table:formula="of:=[.F48]&amp;&quot;},&quot;" office:value-type="string" office:string-value="96247}," calcext:value-type="string">
            <text:p>96247}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,098</text:p>
          </table:table-cell>
          <table:table-cell office:value-type="float" office:value="88613" calcext:value-type="float">
            <text:p>88613</text:p>
          </table:table-cell>
          <table:table-cell office:value-type="float" office:value="91409" calcext:value-type="float">
            <text:p>91409</text:p>
          </table:table-cell>
          <table:table-cell office:value-type="float" office:value="94319" calcext:value-type="float">
            <text:p>94319</text:p>
          </table:table-cell>
          <table:table-cell office:value-type="float" office:value="97367" calcext:value-type="float">
            <text:p>97367</text:p>
          </table:table-cell>
          <table:table-cell/>
          <table:table-cell table:formula="of:=&quot;{&quot;&amp;[.B49]&amp;&quot;,&quot;" office:value-type="string" office:string-value="{84098," calcext:value-type="string">
            <text:p>{84098,</text:p>
          </table:table-cell>
          <table:table-cell table:formula="of:=[.C49]&amp;&quot;,&quot;" office:value-type="string" office:string-value="88613," calcext:value-type="string">
            <text:p>88613,</text:p>
          </table:table-cell>
          <table:table-cell table:formula="of:=[.D49]&amp;&quot;,&quot;" office:value-type="string" office:string-value="91409," calcext:value-type="string">
            <text:p>91409,</text:p>
          </table:table-cell>
          <table:table-cell table:formula="of:=[.E49]&amp;&quot;,&quot;" office:value-type="string" office:string-value="94319," calcext:value-type="string">
            <text:p>94319,</text:p>
          </table:table-cell>
          <table:table-cell table:formula="of:=[.F49]&amp;&quot;},&quot;" office:value-type="string" office:string-value="97367}," calcext:value-type="string">
            <text:p>97367}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,968</text:p>
          </table:table-cell>
          <table:table-cell office:value-type="float" office:value="81438" calcext:value-type="float">
            <text:p>81438</text:p>
          </table:table-cell>
          <table:table-cell office:value-type="float" office:value="82134" calcext:value-type="float">
            <text:p>82134</text:p>
          </table:table-cell>
          <table:table-cell office:value-type="float" office:value="86737" calcext:value-type="float">
            <text:p>86737</text:p>
          </table:table-cell>
          <table:table-cell office:value-type="float" office:value="91472" calcext:value-type="float">
            <text:p>91472</text:p>
          </table:table-cell>
          <table:table-cell/>
          <table:table-cell table:formula="of:=&quot;{&quot;&amp;[.B50]&amp;&quot;,&quot;" office:value-type="string" office:string-value="{78968," calcext:value-type="string">
            <text:p>{78968,</text:p>
          </table:table-cell>
          <table:table-cell table:formula="of:=[.C50]&amp;&quot;,&quot;" office:value-type="string" office:string-value="81438," calcext:value-type="string">
            <text:p>81438,</text:p>
          </table:table-cell>
          <table:table-cell table:formula="of:=[.D50]&amp;&quot;,&quot;" office:value-type="string" office:string-value="82134," calcext:value-type="string">
            <text:p>82134,</text:p>
          </table:table-cell>
          <table:table-cell table:formula="of:=[.E50]&amp;&quot;,&quot;" office:value-type="string" office:string-value="86737," calcext:value-type="string">
            <text:p>86737,</text:p>
          </table:table-cell>
          <table:table-cell table:formula="of:=[.F50]&amp;&quot;},&quot;" office:value-type="string" office:string-value="91472}," calcext:value-type="string">
            <text:p>91472}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,600</text:p>
          </table:table-cell>
          <table:table-cell office:value-type="float" office:value="77206" calcext:value-type="float">
            <text:p>77206</text:p>
          </table:table-cell>
          <table:table-cell office:value-type="float" office:value="77401" calcext:value-type="float">
            <text:p>77401</text:p>
          </table:table-cell>
          <table:table-cell office:value-type="float" office:value="79702" calcext:value-type="float">
            <text:p>79702</text:p>
          </table:table-cell>
          <table:table-cell office:value-type="float" office:value="82126" calcext:value-type="float">
            <text:p>82126</text:p>
          </table:table-cell>
          <table:table-cell/>
          <table:table-cell table:formula="of:=&quot;{&quot;&amp;[.B51]&amp;&quot;,&quot;" office:value-type="string" office:string-value="{75600," calcext:value-type="string">
            <text:p>{75600,</text:p>
          </table:table-cell>
          <table:table-cell table:formula="of:=[.C51]&amp;&quot;,&quot;" office:value-type="string" office:string-value="77206," calcext:value-type="string">
            <text:p>77206,</text:p>
          </table:table-cell>
          <table:table-cell table:formula="of:=[.D51]&amp;&quot;,&quot;" office:value-type="string" office:string-value="77401," calcext:value-type="string">
            <text:p>77401,</text:p>
          </table:table-cell>
          <table:table-cell table:formula="of:=[.E51]&amp;&quot;,&quot;" office:value-type="string" office:string-value="79702," calcext:value-type="string">
            <text:p>79702,</text:p>
          </table:table-cell>
          <table:table-cell table:formula="of:=[.F51]&amp;&quot;},&quot;" office:value-type="string" office:string-value="82126}," calcext:value-type="string">
            <text:p>82126}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,690</text:p>
          </table:table-cell>
          <table:table-cell office:value-type="float" office:value="74001" calcext:value-type="float">
            <text:p>74001</text:p>
          </table:table-cell>
          <table:table-cell office:value-type="float" office:value="73973" calcext:value-type="float">
            <text:p>73973</text:p>
          </table:table-cell>
          <table:table-cell office:value-type="float" office:value="75614" calcext:value-type="float">
            <text:p>75614</text:p>
          </table:table-cell>
          <table:table-cell office:value-type="float" office:value="77389" calcext:value-type="float">
            <text:p>77389</text:p>
          </table:table-cell>
          <table:table-cell/>
          <table:table-cell table:formula="of:=&quot;{&quot;&amp;[.B52]&amp;&quot;,&quot;" office:value-type="string" office:string-value="{72690," calcext:value-type="string">
            <text:p>{72690,</text:p>
          </table:table-cell>
          <table:table-cell table:formula="of:=[.C52]&amp;&quot;,&quot;" office:value-type="string" office:string-value="74001," calcext:value-type="string">
            <text:p>74001,</text:p>
          </table:table-cell>
          <table:table-cell table:formula="of:=[.D52]&amp;&quot;,&quot;" office:value-type="string" office:string-value="73973," calcext:value-type="string">
            <text:p>73973,</text:p>
          </table:table-cell>
          <table:table-cell table:formula="of:=[.E52]&amp;&quot;,&quot;" office:value-type="string" office:string-value="75614," calcext:value-type="string">
            <text:p>75614,</text:p>
          </table:table-cell>
          <table:table-cell table:formula="of:=[.F52]&amp;&quot;},&quot;" office:value-type="string" office:string-value="77389}," calcext:value-type="string">
            <text:p>77389}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,697</text:p>
          </table:table-cell>
          <table:table-cell office:value-type="float" office:value="70482" calcext:value-type="float">
            <text:p>70482</text:p>
          </table:table-cell>
          <table:table-cell office:value-type="float" office:value="71133" calcext:value-type="float">
            <text:p>71133</text:p>
          </table:table-cell>
          <table:table-cell office:value-type="float" office:value="72458" calcext:value-type="float">
            <text:p>72458</text:p>
          </table:table-cell>
          <table:table-cell office:value-type="float" office:value="73914" calcext:value-type="float">
            <text:p>73914</text:p>
          </table:table-cell>
          <table:table-cell/>
          <table:table-cell table:formula="of:=&quot;{&quot;&amp;[.B53]&amp;&quot;,&quot;" office:value-type="string" office:string-value="{68697," calcext:value-type="string">
            <text:p>{68697,</text:p>
          </table:table-cell>
          <table:table-cell table:formula="of:=[.C53]&amp;&quot;,&quot;" office:value-type="string" office:string-value="70482," calcext:value-type="string">
            <text:p>70482,</text:p>
          </table:table-cell>
          <table:table-cell table:formula="of:=[.D53]&amp;&quot;,&quot;" office:value-type="string" office:string-value="71133," calcext:value-type="string">
            <text:p>71133,</text:p>
          </table:table-cell>
          <table:table-cell table:formula="of:=[.E53]&amp;&quot;,&quot;" office:value-type="string" office:string-value="72458," calcext:value-type="string">
            <text:p>72458,</text:p>
          </table:table-cell>
          <table:table-cell table:formula="of:=[.F53]&amp;&quot;},&quot;" office:value-type="string" office:string-value="73914}," calcext:value-type="string">
            <text:p>73914}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,558</text:p>
          </table:table-cell>
          <table:table-cell office:value-type="float" office:value="68428" calcext:value-type="float">
            <text:p>68428</text:p>
          </table:table-cell>
          <table:table-cell office:value-type="float" office:value="67190" calcext:value-type="float">
            <text:p>67190</text:p>
          </table:table-cell>
          <table:table-cell office:value-type="float" office:value="68988" calcext:value-type="float">
            <text:p>68988</text:p>
          </table:table-cell>
          <table:table-cell office:value-type="float" office:value="70902" calcext:value-type="float">
            <text:p>70902</text:p>
          </table:table-cell>
          <table:table-cell/>
          <table:table-cell table:formula="of:=&quot;{&quot;&amp;[.B54]&amp;&quot;,&quot;" office:value-type="string" office:string-value="{68558," calcext:value-type="string">
            <text:p>{68558,</text:p>
          </table:table-cell>
          <table:table-cell table:formula="of:=[.C54]&amp;&quot;,&quot;" office:value-type="string" office:string-value="68428," calcext:value-type="string">
            <text:p>68428,</text:p>
          </table:table-cell>
          <table:table-cell table:formula="of:=[.D54]&amp;&quot;,&quot;" office:value-type="string" office:string-value="67190," calcext:value-type="string">
            <text:p>67190,</text:p>
          </table:table-cell>
          <table:table-cell table:formula="of:=[.E54]&amp;&quot;,&quot;" office:value-type="string" office:string-value="68988," calcext:value-type="string">
            <text:p>68988,</text:p>
          </table:table-cell>
          <table:table-cell table:formula="of:=[.F54]&amp;&quot;},&quot;" office:value-type="string" office:string-value="70902}," calcext:value-type="string">
            <text:p>70902}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,786</text:p>
          </table:table-cell>
          <table:table-cell office:value-type="float" office:value="68471" calcext:value-type="float">
            <text:p>68471</text:p>
          </table:table-cell>
          <table:table-cell office:value-type="float" office:value="67322" calcext:value-type="float">
            <text:p>67322</text:p>
          </table:table-cell>
          <table:table-cell office:value-type="float" office:value="67092" calcext:value-type="float">
            <text:p>67092</text:p>
          </table:table-cell>
          <table:table-cell office:value-type="float" office:value="66976" calcext:value-type="float">
            <text:p>66976</text:p>
          </table:table-cell>
          <table:table-cell/>
          <table:table-cell table:formula="of:=&quot;{&quot;&amp;[.B55]&amp;&quot;,&quot;" office:value-type="string" office:string-value="{68786," calcext:value-type="string">
            <text:p>{68786,</text:p>
          </table:table-cell>
          <table:table-cell table:formula="of:=[.C55]&amp;&quot;,&quot;" office:value-type="string" office:string-value="68471," calcext:value-type="string">
            <text:p>68471,</text:p>
          </table:table-cell>
          <table:table-cell table:formula="of:=[.D55]&amp;&quot;,&quot;" office:value-type="string" office:string-value="67322," calcext:value-type="string">
            <text:p>67322,</text:p>
          </table:table-cell>
          <table:table-cell table:formula="of:=[.E55]&amp;&quot;,&quot;" office:value-type="string" office:string-value="67092," calcext:value-type="string">
            <text:p>67092,</text:p>
          </table:table-cell>
          <table:table-cell table:formula="of:=[.F55]&amp;&quot;},&quot;" office:value-type="string" office:string-value="66976}," calcext:value-type="string">
            <text:p>66976}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,148</text:p>
          </table:table-cell>
          <table:table-cell office:value-type="float" office:value="69708" calcext:value-type="float">
            <text:p>69708</text:p>
          </table:table-cell>
          <table:table-cell office:value-type="float" office:value="67635" calcext:value-type="float">
            <text:p>67635</text:p>
          </table:table-cell>
          <table:table-cell office:value-type="float" office:value="67222" calcext:value-type="float">
            <text:p>67222</text:p>
          </table:table-cell>
          <table:table-cell office:value-type="float" office:value="66927" calcext:value-type="float">
            <text:p>66927</text:p>
          </table:table-cell>
          <table:table-cell/>
          <table:table-cell table:formula="of:=&quot;{&quot;&amp;[.B56]&amp;&quot;,&quot;" office:value-type="string" office:string-value="{71148," calcext:value-type="string">
            <text:p>{71148,</text:p>
          </table:table-cell>
          <table:table-cell table:formula="of:=[.C56]&amp;&quot;,&quot;" office:value-type="string" office:string-value="69708," calcext:value-type="string">
            <text:p>69708,</text:p>
          </table:table-cell>
          <table:table-cell table:formula="of:=[.D56]&amp;&quot;,&quot;" office:value-type="string" office:string-value="67635," calcext:value-type="string">
            <text:p>67635,</text:p>
          </table:table-cell>
          <table:table-cell table:formula="of:=[.E56]&amp;&quot;,&quot;" office:value-type="string" office:string-value="67222," calcext:value-type="string">
            <text:p>67222,</text:p>
          </table:table-cell>
          <table:table-cell table:formula="of:=[.F56]&amp;&quot;},&quot;" office:value-type="string" office:string-value="66927}," calcext:value-type="string">
            <text:p>66927}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,015</text:p>
          </table:table-cell>
          <table:table-cell office:value-type="float" office:value="72289" calcext:value-type="float">
            <text:p>72289</text:p>
          </table:table-cell>
          <table:table-cell office:value-type="float" office:value="69943" calcext:value-type="float">
            <text:p>69943</text:p>
          </table:table-cell>
          <table:table-cell office:value-type="float" office:value="68531" calcext:value-type="float">
            <text:p>68531</text:p>
          </table:table-cell>
          <table:table-cell office:value-type="float" office:value="67225" calcext:value-type="float">
            <text:p>67225</text:p>
          </table:table-cell>
          <table:table-cell/>
          <table:table-cell table:formula="of:=&quot;{&quot;&amp;[.B57]&amp;&quot;,&quot;" office:value-type="string" office:string-value="{74015," calcext:value-type="string">
            <text:p>{74015,</text:p>
          </table:table-cell>
          <table:table-cell table:formula="of:=[.C57]&amp;&quot;,&quot;" office:value-type="string" office:string-value="72289," calcext:value-type="string">
            <text:p>72289,</text:p>
          </table:table-cell>
          <table:table-cell table:formula="of:=[.D57]&amp;&quot;,&quot;" office:value-type="string" office:string-value="69943," calcext:value-type="string">
            <text:p>69943,</text:p>
          </table:table-cell>
          <table:table-cell table:formula="of:=[.E57]&amp;&quot;,&quot;" office:value-type="string" office:string-value="68531," calcext:value-type="string">
            <text:p>68531,</text:p>
          </table:table-cell>
          <table:table-cell table:formula="of:=[.F57]&amp;&quot;},&quot;" office:value-type="string" office:string-value="67225}," calcext:value-type="string">
            <text:p>67225}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,552</text:p>
          </table:table-cell>
          <table:table-cell office:value-type="float" office:value="71927" calcext:value-type="float">
            <text:p>71927</text:p>
          </table:table-cell>
          <table:table-cell office:value-type="float" office:value="72732" calcext:value-type="float">
            <text:p>72732</text:p>
          </table:table-cell>
          <table:table-cell office:value-type="float" office:value="71014" calcext:value-type="float">
            <text:p>71014</text:p>
          </table:table-cell>
          <table:table-cell office:value-type="float" office:value="69397" calcext:value-type="float">
            <text:p>69397</text:p>
          </table:table-cell>
          <table:table-cell/>
          <table:table-cell table:formula="of:=&quot;{&quot;&amp;[.B58]&amp;&quot;,&quot;" office:value-type="string" office:string-value="{70552," calcext:value-type="string">
            <text:p>{70552,</text:p>
          </table:table-cell>
          <table:table-cell table:formula="of:=[.C58]&amp;&quot;,&quot;" office:value-type="string" office:string-value="71927," calcext:value-type="string">
            <text:p>71927,</text:p>
          </table:table-cell>
          <table:table-cell table:formula="of:=[.D58]&amp;&quot;,&quot;" office:value-type="string" office:string-value="72732," calcext:value-type="string">
            <text:p>72732,</text:p>
          </table:table-cell>
          <table:table-cell table:formula="of:=[.E58]&amp;&quot;,&quot;" office:value-type="string" office:string-value="71014," calcext:value-type="string">
            <text:p>71014,</text:p>
          </table:table-cell>
          <table:table-cell table:formula="of:=[.F58]&amp;&quot;},&quot;" office:value-type="string" office:string-value="69397}," calcext:value-type="string">
            <text:p>69397}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,128</text:p>
          </table:table-cell>
          <table:table-cell office:value-type="float" office:value="66494" calcext:value-type="float">
            <text:p>66494</text:p>
          </table:table-cell>
          <table:table-cell office:value-type="float" office:value="69369" calcext:value-type="float">
            <text:p>69369</text:p>
          </table:table-cell>
          <table:table-cell office:value-type="float" office:value="70683" calcext:value-type="float">
            <text:p>70683</text:p>
          </table:table-cell>
          <table:table-cell office:value-type="float" office:value="72097" calcext:value-type="float">
            <text:p>72097</text:p>
          </table:table-cell>
          <table:table-cell/>
          <table:table-cell table:formula="of:=&quot;{&quot;&amp;[.B59]&amp;&quot;,&quot;" office:value-type="string" office:string-value="{63128," calcext:value-type="string">
            <text:p>{63128,</text:p>
          </table:table-cell>
          <table:table-cell table:formula="of:=[.C59]&amp;&quot;,&quot;" office:value-type="string" office:string-value="66494," calcext:value-type="string">
            <text:p>66494,</text:p>
          </table:table-cell>
          <table:table-cell table:formula="of:=[.D59]&amp;&quot;,&quot;" office:value-type="string" office:string-value="69369," calcext:value-type="string">
            <text:p>69369,</text:p>
          </table:table-cell>
          <table:table-cell table:formula="of:=[.E59]&amp;&quot;,&quot;" office:value-type="string" office:string-value="70683," calcext:value-type="string">
            <text:p>70683,</text:p>
          </table:table-cell>
          <table:table-cell table:formula="of:=[.F59]&amp;&quot;},&quot;" office:value-type="string" office:string-value="72097}," calcext:value-type="string">
            <text:p>72097}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,892</text:p>
          </table:table-cell>
          <table:table-cell office:value-type="float" office:value="61664" calcext:value-type="float">
            <text:p>61664</text:p>
          </table:table-cell>
          <table:table-cell office:value-type="float" office:value="61732" calcext:value-type="float">
            <text:p>61732</text:p>
          </table:table-cell>
          <table:table-cell office:value-type="float" office:value="65165" calcext:value-type="float">
            <text:p>65165</text:p>
          </table:table-cell>
          <table:table-cell office:value-type="float" office:value="68689" calcext:value-type="float">
            <text:p>68689</text:p>
          </table:table-cell>
          <table:table-cell/>
          <table:table-cell table:formula="of:=&quot;{&quot;&amp;[.B60]&amp;&quot;,&quot;" office:value-type="string" office:string-value="{60892," calcext:value-type="string">
            <text:p>{60892,</text:p>
          </table:table-cell>
          <table:table-cell table:formula="of:=[.C60]&amp;&quot;,&quot;" office:value-type="string" office:string-value="61664," calcext:value-type="string">
            <text:p>61664,</text:p>
          </table:table-cell>
          <table:table-cell table:formula="of:=[.D60]&amp;&quot;,&quot;" office:value-type="string" office:string-value="61732," calcext:value-type="string">
            <text:p>61732,</text:p>
          </table:table-cell>
          <table:table-cell table:formula="of:=[.E60]&amp;&quot;,&quot;" office:value-type="string" office:string-value="65165," calcext:value-type="string">
            <text:p>65165,</text:p>
          </table:table-cell>
          <table:table-cell table:formula="of:=[.F60]&amp;&quot;},&quot;" office:value-type="string" office:string-value="68689}," calcext:value-type="string">
            <text:p>68689}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,489</text:p>
          </table:table-cell>
          <table:table-cell office:value-type="float" office:value="59807" calcext:value-type="float">
            <text:p>59807</text:p>
          </table:table-cell>
          <table:table-cell office:value-type="float" office:value="59681" calcext:value-type="float">
            <text:p>59681</text:p>
          </table:table-cell>
          <table:table-cell office:value-type="float" office:value="60306" calcext:value-type="float">
            <text:p>60306</text:p>
          </table:table-cell>
          <table:table-cell office:value-type="float" office:value="61025" calcext:value-type="float">
            <text:p>61025</text:p>
          </table:table-cell>
          <table:table-cell/>
          <table:table-cell table:formula="of:=&quot;{&quot;&amp;[.B61]&amp;&quot;,&quot;" office:value-type="string" office:string-value="{59489," calcext:value-type="string">
            <text:p>{59489,</text:p>
          </table:table-cell>
          <table:table-cell table:formula="of:=[.C61]&amp;&quot;,&quot;" office:value-type="string" office:string-value="59807," calcext:value-type="string">
            <text:p>59807,</text:p>
          </table:table-cell>
          <table:table-cell table:formula="of:=[.D61]&amp;&quot;,&quot;" office:value-type="string" office:string-value="59681," calcext:value-type="string">
            <text:p>59681,</text:p>
          </table:table-cell>
          <table:table-cell table:formula="of:=[.E61]&amp;&quot;,&quot;" office:value-type="string" office:string-value="60306," calcext:value-type="string">
            <text:p>60306,</text:p>
          </table:table-cell>
          <table:table-cell table:formula="of:=[.F61]&amp;&quot;},&quot;" office:value-type="string" office:string-value="61025}," calcext:value-type="string">
            <text:p>61025}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,046</text:p>
          </table:table-cell>
          <table:table-cell office:value-type="float" office:value="58357" calcext:value-type="float">
            <text:p>58357</text:p>
          </table:table-cell>
          <table:table-cell office:value-type="float" office:value="58221" calcext:value-type="float">
            <text:p>58221</text:p>
          </table:table-cell>
          <table:table-cell office:value-type="float" office:value="58495" calcext:value-type="float">
            <text:p>58495</text:p>
          </table:table-cell>
          <table:table-cell office:value-type="float" office:value="58868" calcext:value-type="float">
            <text:p>58868</text:p>
          </table:table-cell>
          <table:table-cell/>
          <table:table-cell table:formula="of:=&quot;{&quot;&amp;[.B62]&amp;&quot;,&quot;" office:value-type="string" office:string-value="{58046," calcext:value-type="string">
            <text:p>{58046,</text:p>
          </table:table-cell>
          <table:table-cell table:formula="of:=[.C62]&amp;&quot;,&quot;" office:value-type="string" office:string-value="58357," calcext:value-type="string">
            <text:p>58357,</text:p>
          </table:table-cell>
          <table:table-cell table:formula="of:=[.D62]&amp;&quot;,&quot;" office:value-type="string" office:string-value="58221," calcext:value-type="string">
            <text:p>58221,</text:p>
          </table:table-cell>
          <table:table-cell table:formula="of:=[.E62]&amp;&quot;,&quot;" office:value-type="string" office:string-value="58495," calcext:value-type="string">
            <text:p>58495,</text:p>
          </table:table-cell>
          <table:table-cell table:formula="of:=[.F62]&amp;&quot;},&quot;" office:value-type="string" office:string-value="58868}," calcext:value-type="string">
            <text:p>58868}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,412</text:p>
          </table:table-cell>
          <table:table-cell office:value-type="float" office:value="59279" calcext:value-type="float">
            <text:p>59279</text:p>
          </table:table-cell>
          <table:table-cell office:value-type="float" office:value="56794" calcext:value-type="float">
            <text:p>56794</text:p>
          </table:table-cell>
          <table:table-cell office:value-type="float" office:value="57010" calcext:value-type="float">
            <text:p>57010</text:p>
          </table:table-cell>
          <table:table-cell office:value-type="float" office:value="57308" calcext:value-type="float">
            <text:p>57308</text:p>
          </table:table-cell>
          <table:table-cell/>
          <table:table-cell table:formula="of:=&quot;{&quot;&amp;[.B63]&amp;&quot;,&quot;" office:value-type="string" office:string-value="{61412," calcext:value-type="string">
            <text:p>{61412,</text:p>
          </table:table-cell>
          <table:table-cell table:formula="of:=[.C63]&amp;&quot;,&quot;" office:value-type="string" office:string-value="59279," calcext:value-type="string">
            <text:p>59279,</text:p>
          </table:table-cell>
          <table:table-cell table:formula="of:=[.D63]&amp;&quot;,&quot;" office:value-type="string" office:string-value="56794," calcext:value-type="string">
            <text:p>56794,</text:p>
          </table:table-cell>
          <table:table-cell table:formula="of:=[.E63]&amp;&quot;,&quot;" office:value-type="string" office:string-value="57010," calcext:value-type="string">
            <text:p>57010,</text:p>
          </table:table-cell>
          <table:table-cell table:formula="of:=[.F63]&amp;&quot;},&quot;" office:value-type="string" office:string-value="57308}," calcext:value-type="string">
            <text:p>57308}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,000</text:p>
          </table:table-cell>
          <table:table-cell office:value-type="float" office:value="62699" calcext:value-type="float">
            <text:p>62699</text:p>
          </table:table-cell>
          <table:table-cell office:value-type="float" office:value="60145" calcext:value-type="float">
            <text:p>60145</text:p>
          </table:table-cell>
          <table:table-cell office:value-type="float" office:value="57947" calcext:value-type="float">
            <text:p>57947</text:p>
          </table:table-cell>
          <table:table-cell office:value-type="float" office:value="55839" calcext:value-type="float">
            <text:p>55839</text:p>
          </table:table-cell>
          <table:table-cell/>
          <table:table-cell table:formula="of:=&quot;{&quot;&amp;[.B64]&amp;&quot;,&quot;" office:value-type="string" office:string-value="{65000," calcext:value-type="string">
            <text:p>{65000,</text:p>
          </table:table-cell>
          <table:table-cell table:formula="of:=[.C64]&amp;&quot;,&quot;" office:value-type="string" office:string-value="62699," calcext:value-type="string">
            <text:p>62699,</text:p>
          </table:table-cell>
          <table:table-cell table:formula="of:=[.D64]&amp;&quot;,&quot;" office:value-type="string" office:string-value="60145," calcext:value-type="string">
            <text:p>60145,</text:p>
          </table:table-cell>
          <table:table-cell table:formula="of:=[.E64]&amp;&quot;,&quot;" office:value-type="string" office:string-value="57947," calcext:value-type="string">
            <text:p>57947,</text:p>
          </table:table-cell>
          <table:table-cell table:formula="of:=[.F64]&amp;&quot;},&quot;" office:value-type="string" office:string-value="55839}," calcext:value-type="string">
            <text:p>55839}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,124</text:p>
          </table:table-cell>
          <table:table-cell office:value-type="float" office:value="64940" calcext:value-type="float">
            <text:p>64940</text:p>
          </table:table-cell>
          <table:table-cell office:value-type="float" office:value="63679" calcext:value-type="float">
            <text:p>63679</text:p>
          </table:table-cell>
          <table:table-cell office:value-type="float" office:value="61307" calcext:value-type="float">
            <text:p>61307</text:p>
          </table:table-cell>
          <table:table-cell office:value-type="float" office:value="59015" calcext:value-type="float">
            <text:p>59015</text:p>
          </table:table-cell>
          <table:table-cell/>
          <table:table-cell table:formula="of:=&quot;{&quot;&amp;[.B65]&amp;&quot;,&quot;" office:value-type="string" office:string-value="{66124," calcext:value-type="string">
            <text:p>{66124,</text:p>
          </table:table-cell>
          <table:table-cell table:formula="of:=[.C65]&amp;&quot;,&quot;" office:value-type="string" office:string-value="64940," calcext:value-type="string">
            <text:p>64940,</text:p>
          </table:table-cell>
          <table:table-cell table:formula="of:=[.D65]&amp;&quot;,&quot;" office:value-type="string" office:string-value="63679," calcext:value-type="string">
            <text:p>63679,</text:p>
          </table:table-cell>
          <table:table-cell table:formula="of:=[.E65]&amp;&quot;,&quot;" office:value-type="string" office:string-value="61307," calcext:value-type="string">
            <text:p>61307,</text:p>
          </table:table-cell>
          <table:table-cell table:formula="of:=[.F65]&amp;&quot;},&quot;" office:value-type="string" office:string-value="59015}," calcext:value-type="string">
            <text:p>59015}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,838</text:p>
          </table:table-cell>
          <table:table-cell office:value-type="float" office:value="65340" calcext:value-type="float">
            <text:p>65340</text:p>
          </table:table-cell>
          <table:table-cell office:value-type="float" office:value="64700" calcext:value-type="float">
            <text:p>64700</text:p>
          </table:table-cell>
          <table:table-cell office:value-type="float" office:value="63442" calcext:value-type="float">
            <text:p>63442</text:p>
          </table:table-cell>
          <table:table-cell office:value-type="float" office:value="62258" calcext:value-type="float">
            <text:p>62258</text:p>
          </table:table-cell>
          <table:table-cell/>
          <table:table-cell table:formula="of:=&quot;{&quot;&amp;[.B66]&amp;&quot;,&quot;" office:value-type="string" office:string-value="{65838," calcext:value-type="string">
            <text:p>{65838,</text:p>
          </table:table-cell>
          <table:table-cell table:formula="of:=[.C66]&amp;&quot;,&quot;" office:value-type="string" office:string-value="65340," calcext:value-type="string">
            <text:p>65340,</text:p>
          </table:table-cell>
          <table:table-cell table:formula="of:=[.D66]&amp;&quot;,&quot;" office:value-type="string" office:string-value="64700," calcext:value-type="string">
            <text:p>64700,</text:p>
          </table:table-cell>
          <table:table-cell table:formula="of:=[.E66]&amp;&quot;,&quot;" office:value-type="string" office:string-value="63442," calcext:value-type="string">
            <text:p>63442,</text:p>
          </table:table-cell>
          <table:table-cell table:formula="of:=[.F66]&amp;&quot;},&quot;" office:value-type="string" office:string-value="62258}," calcext:value-type="string">
            <text:p>62258}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,772</text:p>
          </table:table-cell>
          <table:table-cell office:value-type="float" office:value="64586" calcext:value-type="float">
            <text:p>64586</text:p>
          </table:table-cell>
          <table:table-cell office:value-type="float" office:value="64269" calcext:value-type="float">
            <text:p>64269</text:p>
          </table:table-cell>
          <table:table-cell office:value-type="float" office:value="63728" calcext:value-type="float">
            <text:p>63728</text:p>
          </table:table-cell>
          <table:table-cell office:value-type="float" office:value="63267" calcext:value-type="float">
            <text:p>63267</text:p>
          </table:table-cell>
          <table:table-cell/>
          <table:table-cell table:formula="of:=&quot;{&quot;&amp;[.B67]&amp;&quot;,&quot;" office:value-type="string" office:string-value="{64772," calcext:value-type="string">
            <text:p>{64772,</text:p>
          </table:table-cell>
          <table:table-cell table:formula="of:=[.C67]&amp;&quot;,&quot;" office:value-type="string" office:string-value="64586," calcext:value-type="string">
            <text:p>64586,</text:p>
          </table:table-cell>
          <table:table-cell table:formula="of:=[.D67]&amp;&quot;,&quot;" office:value-type="string" office:string-value="64269," calcext:value-type="string">
            <text:p>64269,</text:p>
          </table:table-cell>
          <table:table-cell table:formula="of:=[.E67]&amp;&quot;,&quot;" office:value-type="string" office:string-value="63728," calcext:value-type="string">
            <text:p>63728,</text:p>
          </table:table-cell>
          <table:table-cell table:formula="of:=[.F67]&amp;&quot;},&quot;" office:value-type="string" office:string-value="63267}," calcext:value-type="string">
            <text:p>63267}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,256</text:p>
          </table:table-cell>
          <table:table-cell office:value-type="float" office:value="63793" calcext:value-type="float">
            <text:p>63793</text:p>
          </table:table-cell>
          <table:table-cell office:value-type="float" office:value="63202" calcext:value-type="float">
            <text:p>63202</text:p>
          </table:table-cell>
          <table:table-cell office:value-type="float" office:value="62865" calcext:value-type="float">
            <text:p>62865</text:p>
          </table:table-cell>
          <table:table-cell office:value-type="float" office:value="62604" calcext:value-type="float">
            <text:p>62604</text:p>
          </table:table-cell>
          <table:table-cell/>
          <table:table-cell table:formula="of:=&quot;{&quot;&amp;[.B68]&amp;&quot;,&quot;" office:value-type="string" office:string-value="{64256," calcext:value-type="string">
            <text:p>{64256,</text:p>
          </table:table-cell>
          <table:table-cell table:formula="of:=[.C68]&amp;&quot;,&quot;" office:value-type="string" office:string-value="63793," calcext:value-type="string">
            <text:p>63793,</text:p>
          </table:table-cell>
          <table:table-cell table:formula="of:=[.D68]&amp;&quot;,&quot;" office:value-type="string" office:string-value="63202," calcext:value-type="string">
            <text:p>63202,</text:p>
          </table:table-cell>
          <table:table-cell table:formula="of:=[.E68]&amp;&quot;,&quot;" office:value-type="string" office:string-value="62865," calcext:value-type="string">
            <text:p>62865,</text:p>
          </table:table-cell>
          <table:table-cell table:formula="of:=[.F68]&amp;&quot;},&quot;" office:value-type="string" office:string-value="62604}," calcext:value-type="string">
            <text:p>62604}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,910</text:p>
          </table:table-cell>
          <table:table-cell office:value-type="float" office:value="63278" calcext:value-type="float">
            <text:p>63278</text:p>
          </table:table-cell>
          <table:table-cell office:value-type="float" office:value="62704" calcext:value-type="float">
            <text:p>62704</text:p>
          </table:table-cell>
          <table:table-cell office:value-type="float" office:value="62055" calcext:value-type="float">
            <text:p>62055</text:p>
          </table:table-cell>
          <table:table-cell office:value-type="float" office:value="61477" calcext:value-type="float">
            <text:p>61477</text:p>
          </table:table-cell>
          <table:table-cell/>
          <table:table-cell table:formula="of:=&quot;{&quot;&amp;[.B69]&amp;&quot;,&quot;" office:value-type="string" office:string-value="{63910," calcext:value-type="string">
            <text:p>{63910,</text:p>
          </table:table-cell>
          <table:table-cell table:formula="of:=[.C69]&amp;&quot;,&quot;" office:value-type="string" office:string-value="63278," calcext:value-type="string">
            <text:p>63278,</text:p>
          </table:table-cell>
          <table:table-cell table:formula="of:=[.D69]&amp;&quot;,&quot;" office:value-type="string" office:string-value="62704," calcext:value-type="string">
            <text:p>62704,</text:p>
          </table:table-cell>
          <table:table-cell table:formula="of:=[.E69]&amp;&quot;,&quot;" office:value-type="string" office:string-value="62055," calcext:value-type="string">
            <text:p>62055,</text:p>
          </table:table-cell>
          <table:table-cell table:formula="of:=[.F69]&amp;&quot;},&quot;" office:value-type="string" office:string-value="61477}," calcext:value-type="string">
            <text:p>61477}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,476</text:p>
          </table:table-cell>
          <table:table-cell office:value-type="float" office:value="62283" calcext:value-type="float">
            <text:p>62283</text:p>
          </table:table-cell>
          <table:table-cell office:value-type="float" office:value="62143" calcext:value-type="float">
            <text:p>62143</text:p>
          </table:table-cell>
          <table:table-cell office:value-type="float" office:value="61463" calcext:value-type="float">
            <text:p>61463</text:p>
          </table:table-cell>
          <table:table-cell office:value-type="float" office:value="60849" calcext:value-type="float">
            <text:p>60849</text:p>
          </table:table-cell>
          <table:table-cell/>
          <table:table-cell table:formula="of:=&quot;{&quot;&amp;[.B70]&amp;&quot;,&quot;" office:value-type="string" office:string-value="{62476," calcext:value-type="string">
            <text:p>{62476,</text:p>
          </table:table-cell>
          <table:table-cell table:formula="of:=[.C70]&amp;&quot;,&quot;" office:value-type="string" office:string-value="62283," calcext:value-type="string">
            <text:p>62283,</text:p>
          </table:table-cell>
          <table:table-cell table:formula="of:=[.D70]&amp;&quot;,&quot;" office:value-type="string" office:string-value="62143," calcext:value-type="string">
            <text:p>62143,</text:p>
          </table:table-cell>
          <table:table-cell table:formula="of:=[.E70]&amp;&quot;,&quot;" office:value-type="string" office:string-value="61463," calcext:value-type="string">
            <text:p>61463,</text:p>
          </table:table-cell>
          <table:table-cell table:formula="of:=[.F70]&amp;&quot;},&quot;" office:value-type="string" office:string-value="60849}," calcext:value-type="string">
            <text:p>60849}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,265</text:p>
          </table:table-cell>
          <table:table-cell office:value-type="float" office:value="60411" calcext:value-type="float">
            <text:p>60411</text:p>
          </table:table-cell>
          <table:table-cell office:value-type="float" office:value="60559" calcext:value-type="float">
            <text:p>60559</text:p>
          </table:table-cell>
          <table:table-cell office:value-type="float" office:value="60315" calcext:value-type="float">
            <text:p>60315</text:p>
          </table:table-cell>
          <table:table-cell office:value-type="float" office:value="60132" calcext:value-type="float">
            <text:p>60132</text:p>
          </table:table-cell>
          <table:table-cell/>
          <table:table-cell table:formula="of:=&quot;{&quot;&amp;[.B71]&amp;&quot;,&quot;" office:value-type="string" office:string-value="{60265," calcext:value-type="string">
            <text:p>{60265,</text:p>
          </table:table-cell>
          <table:table-cell table:formula="of:=[.C71]&amp;&quot;,&quot;" office:value-type="string" office:string-value="60411," calcext:value-type="string">
            <text:p>60411,</text:p>
          </table:table-cell>
          <table:table-cell table:formula="of:=[.D71]&amp;&quot;,&quot;" office:value-type="string" office:string-value="60559," calcext:value-type="string">
            <text:p>60559,</text:p>
          </table:table-cell>
          <table:table-cell table:formula="of:=[.E71]&amp;&quot;,&quot;" office:value-type="string" office:string-value="60315," calcext:value-type="string">
            <text:p>60315,</text:p>
          </table:table-cell>
          <table:table-cell table:formula="of:=[.F71]&amp;&quot;},&quot;" office:value-type="string" office:string-value="60132}," calcext:value-type="string">
            <text:p>60132}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,034</text:p>
          </table:table-cell>
          <table:table-cell office:value-type="float" office:value="57646" calcext:value-type="float">
            <text:p>57646</text:p>
          </table:table-cell>
          <table:table-cell office:value-type="float" office:value="58107" calcext:value-type="float">
            <text:p>58107</text:p>
          </table:table-cell>
          <table:table-cell office:value-type="float" office:value="58188" calcext:value-type="float">
            <text:p>58188</text:p>
          </table:table-cell>
          <table:table-cell office:value-type="float" office:value="58328" calcext:value-type="float">
            <text:p>58328</text:p>
          </table:table-cell>
          <table:table-cell/>
          <table:table-cell table:formula="of:=&quot;{&quot;&amp;[.B72]&amp;&quot;,&quot;" office:value-type="string" office:string-value="{57034," calcext:value-type="string">
            <text:p>{57034,</text:p>
          </table:table-cell>
          <table:table-cell table:formula="of:=[.C72]&amp;&quot;,&quot;" office:value-type="string" office:string-value="57646," calcext:value-type="string">
            <text:p>57646,</text:p>
          </table:table-cell>
          <table:table-cell table:formula="of:=[.D72]&amp;&quot;,&quot;" office:value-type="string" office:string-value="58107," calcext:value-type="string">
            <text:p>58107,</text:p>
          </table:table-cell>
          <table:table-cell table:formula="of:=[.E72]&amp;&quot;,&quot;" office:value-type="string" office:string-value="58188," calcext:value-type="string">
            <text:p>58188,</text:p>
          </table:table-cell>
          <table:table-cell table:formula="of:=[.F72]&amp;&quot;},&quot;" office:value-type="string" office:string-value="58328}," calcext:value-type="string">
            <text:p>58328}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,619</text:p>
          </table:table-cell>
          <table:table-cell office:value-type="float" office:value="56304" calcext:value-type="float">
            <text:p>56304</text:p>
          </table:table-cell>
          <table:table-cell office:value-type="float" office:value="54823" calcext:value-type="float">
            <text:p>54823</text:p>
          </table:table-cell>
          <table:table-cell office:value-type="float" office:value="55272" calcext:value-type="float">
            <text:p>55272</text:p>
          </table:table-cell>
          <table:table-cell office:value-type="float" office:value="55784" calcext:value-type="float">
            <text:p>55784</text:p>
          </table:table-cell>
          <table:table-cell/>
          <table:table-cell table:formula="of:=&quot;{&quot;&amp;[.B73]&amp;&quot;,&quot;" office:value-type="string" office:string-value="{57619," calcext:value-type="string">
            <text:p>{57619,</text:p>
          </table:table-cell>
          <table:table-cell table:formula="of:=[.C73]&amp;&quot;,&quot;" office:value-type="string" office:string-value="56304," calcext:value-type="string">
            <text:p>56304,</text:p>
          </table:table-cell>
          <table:table-cell table:formula="of:=[.D73]&amp;&quot;,&quot;" office:value-type="string" office:string-value="54823," calcext:value-type="string">
            <text:p>54823,</text:p>
          </table:table-cell>
          <table:table-cell table:formula="of:=[.E73]&amp;&quot;,&quot;" office:value-type="string" office:string-value="55272," calcext:value-type="string">
            <text:p>55272,</text:p>
          </table:table-cell>
          <table:table-cell table:formula="of:=[.F73]&amp;&quot;},&quot;" office:value-type="string" office:string-value="55784}," calcext:value-type="string">
            <text:p>55784}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,343</text:p>
          </table:table-cell>
          <table:table-cell office:value-type="float" office:value="56348" calcext:value-type="float">
            <text:p>56348</text:p>
          </table:table-cell>
          <table:table-cell office:value-type="float" office:value="55338" calcext:value-type="float">
            <text:p>55338</text:p>
          </table:table-cell>
          <table:table-cell office:value-type="float" office:value="53909" calcext:value-type="float">
            <text:p>53909</text:p>
          </table:table-cell>
          <table:table-cell office:value-type="float" office:value="52536" calcext:value-type="float">
            <text:p>52536</text:p>
          </table:table-cell>
          <table:table-cell/>
          <table:table-cell table:formula="of:=&quot;{&quot;&amp;[.B74]&amp;&quot;,&quot;" office:value-type="string" office:string-value="{57343," calcext:value-type="string">
            <text:p>{57343,</text:p>
          </table:table-cell>
          <table:table-cell table:formula="of:=[.C74]&amp;&quot;,&quot;" office:value-type="string" office:string-value="56348," calcext:value-type="string">
            <text:p>56348,</text:p>
          </table:table-cell>
          <table:table-cell table:formula="of:=[.D74]&amp;&quot;,&quot;" office:value-type="string" office:string-value="55338," calcext:value-type="string">
            <text:p>55338,</text:p>
          </table:table-cell>
          <table:table-cell table:formula="of:=[.E74]&amp;&quot;,&quot;" office:value-type="string" office:string-value="53909," calcext:value-type="string">
            <text:p>53909,</text:p>
          </table:table-cell>
          <table:table-cell table:formula="of:=[.F74]&amp;&quot;},&quot;" office:value-type="string" office:string-value="52536}," calcext:value-type="string">
            <text:p>52536}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,066</text:p>
          </table:table-cell>
          <table:table-cell office:value-type="float" office:value="54014" calcext:value-type="float">
            <text:p>54014</text:p>
          </table:table-cell>
          <table:table-cell office:value-type="float" office:value="54916" calcext:value-type="float">
            <text:p>54916</text:p>
          </table:table-cell>
          <table:table-cell office:value-type="float" office:value="53753" calcext:value-type="float">
            <text:p>53753</text:p>
          </table:table-cell>
          <table:table-cell office:value-type="float" office:value="52637" calcext:value-type="float">
            <text:p>52637</text:p>
          </table:table-cell>
          <table:table-cell/>
          <table:table-cell table:formula="of:=&quot;{&quot;&amp;[.B75]&amp;&quot;,&quot;" office:value-type="string" office:string-value="{53066," calcext:value-type="string">
            <text:p>{53066,</text:p>
          </table:table-cell>
          <table:table-cell table:formula="of:=[.C75]&amp;&quot;,&quot;" office:value-type="string" office:string-value="54014," calcext:value-type="string">
            <text:p>54014,</text:p>
          </table:table-cell>
          <table:table-cell table:formula="of:=[.D75]&amp;&quot;,&quot;" office:value-type="string" office:string-value="54916," calcext:value-type="string">
            <text:p>54916,</text:p>
          </table:table-cell>
          <table:table-cell table:formula="of:=[.E75]&amp;&quot;,&quot;" office:value-type="string" office:string-value="53753," calcext:value-type="string">
            <text:p>53753,</text:p>
          </table:table-cell>
          <table:table-cell table:formula="of:=[.F75]&amp;&quot;},&quot;" office:value-type="string" office:string-value="52637}," calcext:value-type="string">
            <text:p>52637}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,461</text:p>
          </table:table-cell>
          <table:table-cell office:value-type="float" office:value="45534" calcext:value-type="float">
            <text:p>45534</text:p>
          </table:table-cell>
          <table:table-cell office:value-type="float" office:value="50513" calcext:value-type="float">
            <text:p>50513</text:p>
          </table:table-cell>
          <table:table-cell office:value-type="float" office:value="51321" calcext:value-type="float">
            <text:p>51321</text:p>
          </table:table-cell>
          <table:table-cell office:value-type="float" office:value="52180" calcext:value-type="float">
            <text:p>52180</text:p>
          </table:table-cell>
          <table:table-cell/>
          <table:table-cell table:formula="of:=&quot;{&quot;&amp;[.B76]&amp;&quot;,&quot;" office:value-type="string" office:string-value="{40461," calcext:value-type="string">
            <text:p>{40461,</text:p>
          </table:table-cell>
          <table:table-cell table:formula="of:=[.C76]&amp;&quot;,&quot;" office:value-type="string" office:string-value="45534," calcext:value-type="string">
            <text:p>45534,</text:p>
          </table:table-cell>
          <table:table-cell table:formula="of:=[.D76]&amp;&quot;,&quot;" office:value-type="string" office:string-value="50513," calcext:value-type="string">
            <text:p>50513,</text:p>
          </table:table-cell>
          <table:table-cell table:formula="of:=[.E76]&amp;&quot;,&quot;" office:value-type="string" office:string-value="51321," calcext:value-type="string">
            <text:p>51321,</text:p>
          </table:table-cell>
          <table:table-cell table:formula="of:=[.F76]&amp;&quot;},&quot;" office:value-type="string" office:string-value="52180}," calcext:value-type="string">
            <text:p>52180}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,066</text:p>
          </table:table-cell>
          <table:table-cell office:value-type="float" office:value="39727" calcext:value-type="float">
            <text:p>39727</text:p>
          </table:table-cell>
          <table:table-cell office:value-type="float" office:value="38310" calcext:value-type="float">
            <text:p>38310</text:p>
          </table:table-cell>
          <table:table-cell office:value-type="float" office:value="42972" calcext:value-type="float">
            <text:p>42972</text:p>
          </table:table-cell>
          <table:table-cell office:value-type="float" office:value="47678" calcext:value-type="float">
            <text:p>47678</text:p>
          </table:table-cell>
          <table:table-cell/>
          <table:table-cell table:formula="of:=&quot;{&quot;&amp;[.B77]&amp;&quot;,&quot;" office:value-type="string" office:string-value="{41066," calcext:value-type="string">
            <text:p>{41066,</text:p>
          </table:table-cell>
          <table:table-cell table:formula="of:=[.C77]&amp;&quot;,&quot;" office:value-type="string" office:string-value="39727," calcext:value-type="string">
            <text:p>39727,</text:p>
          </table:table-cell>
          <table:table-cell table:formula="of:=[.D77]&amp;&quot;,&quot;" office:value-type="string" office:string-value="38310," calcext:value-type="string">
            <text:p>38310,</text:p>
          </table:table-cell>
          <table:table-cell table:formula="of:=[.E77]&amp;&quot;,&quot;" office:value-type="string" office:string-value="42972," calcext:value-type="string">
            <text:p>42972,</text:p>
          </table:table-cell>
          <table:table-cell table:formula="of:=[.F77]&amp;&quot;},&quot;" office:value-type="string" office:string-value="47678}," calcext:value-type="string">
            <text:p>47678}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,222</text:p>
          </table:table-cell>
          <table:table-cell office:value-type="float" office:value="38503" calcext:value-type="float">
            <text:p>38503</text:p>
          </table:table-cell>
          <table:table-cell office:value-type="float" office:value="38674" calcext:value-type="float">
            <text:p>38674</text:p>
          </table:table-cell>
          <table:table-cell office:value-type="float" office:value="37270" calcext:value-type="float">
            <text:p>37270</text:p>
          </table:table-cell>
          <table:table-cell office:value-type="float" office:value="35923" calcext:value-type="float">
            <text:p>35923</text:p>
          </table:table-cell>
          <table:table-cell/>
          <table:table-cell table:formula="of:=&quot;{&quot;&amp;[.B78]&amp;&quot;,&quot;" office:value-type="string" office:string-value="{38222," calcext:value-type="string">
            <text:p>{38222,</text:p>
          </table:table-cell>
          <table:table-cell table:formula="of:=[.C78]&amp;&quot;,&quot;" office:value-type="string" office:string-value="38503," calcext:value-type="string">
            <text:p>38503,</text:p>
          </table:table-cell>
          <table:table-cell table:formula="of:=[.D78]&amp;&quot;,&quot;" office:value-type="string" office:string-value="38674," calcext:value-type="string">
            <text:p>38674,</text:p>
          </table:table-cell>
          <table:table-cell table:formula="of:=[.E78]&amp;&quot;,&quot;" office:value-type="string" office:string-value="37270," calcext:value-type="string">
            <text:p>37270,</text:p>
          </table:table-cell>
          <table:table-cell table:formula="of:=[.F78]&amp;&quot;},&quot;" office:value-type="string" office:string-value="35923}," calcext:value-type="string">
            <text:p>35923}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,232</text:p>
          </table:table-cell>
          <table:table-cell office:value-type="float" office:value="34041" calcext:value-type="float">
            <text:p>34041</text:p>
          </table:table-cell>
          <table:table-cell office:value-type="float" office:value="35711" calcext:value-type="float">
            <text:p>35711</text:p>
          </table:table-cell>
          <table:table-cell office:value-type="float" office:value="35849" calcext:value-type="float">
            <text:p>35849</text:p>
          </table:table-cell>
          <table:table-cell office:value-type="float" office:value="36036" calcext:value-type="float">
            <text:p>36036</text:p>
          </table:table-cell>
          <table:table-cell/>
          <table:table-cell table:formula="of:=&quot;{&quot;&amp;[.B79]&amp;&quot;,&quot;" office:value-type="string" office:string-value="{32232," calcext:value-type="string">
            <text:p>{32232,</text:p>
          </table:table-cell>
          <table:table-cell table:formula="of:=[.C79]&amp;&quot;,&quot;" office:value-type="string" office:string-value="34041," calcext:value-type="string">
            <text:p>34041,</text:p>
          </table:table-cell>
          <table:table-cell table:formula="of:=[.D79]&amp;&quot;,&quot;" office:value-type="string" office:string-value="35711," calcext:value-type="string">
            <text:p>35711,</text:p>
          </table:table-cell>
          <table:table-cell table:formula="of:=[.E79]&amp;&quot;,&quot;" office:value-type="string" office:string-value="35849," calcext:value-type="string">
            <text:p>35849,</text:p>
          </table:table-cell>
          <table:table-cell table:formula="of:=[.F79]&amp;&quot;},&quot;" office:value-type="string" office:string-value="36036}," calcext:value-type="string">
            <text:p>36036}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,083</text:p>
          </table:table-cell>
          <table:table-cell office:value-type="float" office:value="29592" calcext:value-type="float">
            <text:p>29592</text:p>
          </table:table-cell>
          <table:table-cell office:value-type="float" office:value="29985" calcext:value-type="float">
            <text:p>29985</text:p>
          </table:table-cell>
          <table:table-cell office:value-type="float" office:value="31502" calcext:value-type="float">
            <text:p>31502</text:p>
          </table:table-cell>
          <table:table-cell office:value-type="float" office:value="33064" calcext:value-type="float">
            <text:p>33064</text:p>
          </table:table-cell>
          <table:table-cell/>
          <table:table-cell table:formula="of:=&quot;{&quot;&amp;[.B80]&amp;&quot;,&quot;" office:value-type="string" office:string-value="{29083," calcext:value-type="string">
            <text:p>{29083,</text:p>
          </table:table-cell>
          <table:table-cell table:formula="of:=[.C80]&amp;&quot;,&quot;" office:value-type="string" office:string-value="29592," calcext:value-type="string">
            <text:p>29592,</text:p>
          </table:table-cell>
          <table:table-cell table:formula="of:=[.D80]&amp;&quot;,&quot;" office:value-type="string" office:string-value="29985," calcext:value-type="string">
            <text:p>29985,</text:p>
          </table:table-cell>
          <table:table-cell table:formula="of:=[.E80]&amp;&quot;,&quot;" office:value-type="string" office:string-value="31502," calcext:value-type="string">
            <text:p>31502,</text:p>
          </table:table-cell>
          <table:table-cell table:formula="of:=[.F80]&amp;&quot;},&quot;" office:value-type="string" office:string-value="33064}," calcext:value-type="string">
            <text:p>33064}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,987</text:p>
          </table:table-cell>
          <table:table-cell office:value-type="float" office:value="26972" calcext:value-type="float">
            <text:p>26972</text:p>
          </table:table-cell>
          <table:table-cell office:value-type="float" office:value="26830" calcext:value-type="float">
            <text:p>26830</text:p>
          </table:table-cell>
          <table:table-cell office:value-type="float" office:value="27198" calcext:value-type="float">
            <text:p>27198</text:p>
          </table:table-cell>
          <table:table-cell office:value-type="float" office:value="27615" calcext:value-type="float">
            <text:p>27615</text:p>
          </table:table-cell>
          <table:table-cell/>
          <table:table-cell table:formula="of:=&quot;{&quot;&amp;[.B81]&amp;&quot;,&quot;" office:value-type="string" office:string-value="{26987," calcext:value-type="string">
            <text:p>{26987,</text:p>
          </table:table-cell>
          <table:table-cell table:formula="of:=[.C81]&amp;&quot;,&quot;" office:value-type="string" office:string-value="26972," calcext:value-type="string">
            <text:p>26972,</text:p>
          </table:table-cell>
          <table:table-cell table:formula="of:=[.D81]&amp;&quot;,&quot;" office:value-type="string" office:string-value="26830," calcext:value-type="string">
            <text:p>26830,</text:p>
          </table:table-cell>
          <table:table-cell table:formula="of:=[.E81]&amp;&quot;,&quot;" office:value-type="string" office:string-value="27198," calcext:value-type="string">
            <text:p>27198,</text:p>
          </table:table-cell>
          <table:table-cell table:formula="of:=[.F81]&amp;&quot;},&quot;" office:value-type="string" office:string-value="27615}," calcext:value-type="string">
            <text:p>27615}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,884</text:p>
          </table:table-cell>
          <table:table-cell office:value-type="float" office:value="23355" calcext:value-type="float">
            <text:p>23355</text:p>
          </table:table-cell>
          <table:table-cell office:value-type="float" office:value="24723" calcext:value-type="float">
            <text:p>24723</text:p>
          </table:table-cell>
          <table:table-cell office:value-type="float" office:value="24617" calcext:value-type="float">
            <text:p>24617</text:p>
          </table:table-cell>
          <table:table-cell office:value-type="float" office:value="24511" calcext:value-type="float">
            <text:p>24511</text:p>
          </table:table-cell>
          <table:table-cell/>
          <table:table-cell table:formula="of:=&quot;{&quot;&amp;[.B82]&amp;&quot;,&quot;" office:value-type="string" office:string-value="{21884," calcext:value-type="string">
            <text:p>{21884,</text:p>
          </table:table-cell>
          <table:table-cell table:formula="of:=[.C82]&amp;&quot;,&quot;" office:value-type="string" office:string-value="23355," calcext:value-type="string">
            <text:p>23355,</text:p>
          </table:table-cell>
          <table:table-cell table:formula="of:=[.D82]&amp;&quot;,&quot;" office:value-type="string" office:string-value="24723," calcext:value-type="string">
            <text:p>24723,</text:p>
          </table:table-cell>
          <table:table-cell table:formula="of:=[.E82]&amp;&quot;,&quot;" office:value-type="string" office:string-value="24617," calcext:value-type="string">
            <text:p>24617,</text:p>
          </table:table-cell>
          <table:table-cell table:formula="of:=[.F82]&amp;&quot;},&quot;" office:value-type="string" office:string-value="24511}," calcext:value-type="string">
            <text:p>24511}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,429</text:p>
          </table:table-cell>
          <table:table-cell office:value-type="float" office:value="19718" calcext:value-type="float">
            <text:p>19718</text:p>
          </table:table-cell>
          <table:table-cell office:value-type="float" office:value="19855" calcext:value-type="float">
            <text:p>19855</text:p>
          </table:table-cell>
          <table:table-cell office:value-type="float" office:value="21169" calcext:value-type="float">
            <text:p>21169</text:p>
          </table:table-cell>
          <table:table-cell office:value-type="float" office:value="22480" calcext:value-type="float">
            <text:p>22480</text:p>
          </table:table-cell>
          <table:table-cell/>
          <table:table-cell table:formula="of:=&quot;{&quot;&amp;[.B83]&amp;&quot;,&quot;" office:value-type="string" office:string-value="{19429," calcext:value-type="string">
            <text:p>{19429,</text:p>
          </table:table-cell>
          <table:table-cell table:formula="of:=[.C83]&amp;&quot;,&quot;" office:value-type="string" office:string-value="19718," calcext:value-type="string">
            <text:p>19718,</text:p>
          </table:table-cell>
          <table:table-cell table:formula="of:=[.D83]&amp;&quot;,&quot;" office:value-type="string" office:string-value="19855," calcext:value-type="string">
            <text:p>19855,</text:p>
          </table:table-cell>
          <table:table-cell table:formula="of:=[.E83]&amp;&quot;,&quot;" office:value-type="string" office:string-value="21169," calcext:value-type="string">
            <text:p>21169,</text:p>
          </table:table-cell>
          <table:table-cell table:formula="of:=[.F83]&amp;&quot;},&quot;" office:value-type="string" office:string-value="22480}," calcext:value-type="string">
            <text:p>22480}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,635</text:p>
          </table:table-cell>
          <table:table-cell office:value-type="float" office:value="17053" calcext:value-type="float">
            <text:p>17053</text:p>
          </table:table-cell>
          <table:table-cell office:value-type="float" office:value="17360" calcext:value-type="float">
            <text:p>17360</text:p>
          </table:table-cell>
          <table:table-cell office:value-type="float" office:value="17618" calcext:value-type="float">
            <text:p>17618</text:p>
          </table:table-cell>
          <table:table-cell office:value-type="float" office:value="17874" calcext:value-type="float">
            <text:p>17874</text:p>
          </table:table-cell>
          <table:table-cell/>
          <table:table-cell table:formula="of:=&quot;{&quot;&amp;[.B84]&amp;&quot;,&quot;" office:value-type="string" office:string-value="{16635," calcext:value-type="string">
            <text:p>{16635,</text:p>
          </table:table-cell>
          <table:table-cell table:formula="of:=[.C84]&amp;&quot;,&quot;" office:value-type="string" office:string-value="17053," calcext:value-type="string">
            <text:p>17053,</text:p>
          </table:table-cell>
          <table:table-cell table:formula="of:=[.D84]&amp;&quot;,&quot;" office:value-type="string" office:string-value="17360," calcext:value-type="string">
            <text:p>17360,</text:p>
          </table:table-cell>
          <table:table-cell table:formula="of:=[.E84]&amp;&quot;,&quot;" office:value-type="string" office:string-value="17618," calcext:value-type="string">
            <text:p>17618,</text:p>
          </table:table-cell>
          <table:table-cell table:formula="of:=[.F84]&amp;&quot;},&quot;" office:value-type="string" office:string-value="17874}," calcext:value-type="string">
            <text:p>17874}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,853</text:p>
          </table:table-cell>
          <table:table-cell office:value-type="float" office:value="14835" calcext:value-type="float">
            <text:p>14835</text:p>
          </table:table-cell>
          <table:table-cell office:value-type="float" office:value="14723" calcext:value-type="float">
            <text:p>14723</text:p>
          </table:table-cell>
          <table:table-cell office:value-type="float" office:value="15078" calcext:value-type="float">
            <text:p>15078</text:p>
          </table:table-cell>
          <table:table-cell office:value-type="float" office:value="15436" calcext:value-type="float">
            <text:p>15436</text:p>
          </table:table-cell>
          <table:table-cell/>
          <table:table-cell table:formula="of:=&quot;{&quot;&amp;[.B85]&amp;&quot;,&quot;" office:value-type="string" office:string-value="{14853," calcext:value-type="string">
            <text:p>{14853,</text:p>
          </table:table-cell>
          <table:table-cell table:formula="of:=[.C85]&amp;&quot;,&quot;" office:value-type="string" office:string-value="14835," calcext:value-type="string">
            <text:p>14835,</text:p>
          </table:table-cell>
          <table:table-cell table:formula="of:=[.D85]&amp;&quot;,&quot;" office:value-type="string" office:string-value="14723," calcext:value-type="string">
            <text:p>14723,</text:p>
          </table:table-cell>
          <table:table-cell table:formula="of:=[.E85]&amp;&quot;,&quot;" office:value-type="string" office:string-value="15078," calcext:value-type="string">
            <text:p>15078,</text:p>
          </table:table-cell>
          <table:table-cell table:formula="of:=[.F85]&amp;&quot;},&quot;" office:value-type="string" office:string-value="15436}," calcext:value-type="string">
            <text:p>15436}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,531</text:p>
          </table:table-cell>
          <table:table-cell office:value-type="float" office:value="13325" calcext:value-type="float">
            <text:p>13325</text:p>
          </table:table-cell>
          <table:table-cell office:value-type="float" office:value="12998" calcext:value-type="float">
            <text:p>12998</text:p>
          </table:table-cell>
          <table:table-cell office:value-type="float" office:value="12961" calcext:value-type="float">
            <text:p>12961</text:p>
          </table:table-cell>
          <table:table-cell office:value-type="float" office:value="12926" calcext:value-type="float">
            <text:p>12926</text:p>
          </table:table-cell>
          <table:table-cell/>
          <table:table-cell table:formula="of:=&quot;{&quot;&amp;[.B86]&amp;&quot;,&quot;" office:value-type="string" office:string-value="{13531," calcext:value-type="string">
            <text:p>{13531,</text:p>
          </table:table-cell>
          <table:table-cell table:formula="of:=[.C86]&amp;&quot;,&quot;" office:value-type="string" office:string-value="13325," calcext:value-type="string">
            <text:p>13325,</text:p>
          </table:table-cell>
          <table:table-cell table:formula="of:=[.D86]&amp;&quot;,&quot;" office:value-type="string" office:string-value="12998," calcext:value-type="string">
            <text:p>12998,</text:p>
          </table:table-cell>
          <table:table-cell table:formula="of:=[.E86]&amp;&quot;,&quot;" office:value-type="string" office:string-value="12961," calcext:value-type="string">
            <text:p>12961,</text:p>
          </table:table-cell>
          <table:table-cell table:formula="of:=[.F86]&amp;&quot;},&quot;" office:value-type="string" office:string-value="12926}," calcext:value-type="string">
            <text:p>12926}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,962</text:p>
          </table:table-cell>
          <table:table-cell office:value-type="float" office:value="11865" calcext:value-type="float">
            <text:p>11865</text:p>
          </table:table-cell>
          <table:table-cell office:value-type="float" office:value="11657" calcext:value-type="float">
            <text:p>11657</text:p>
          </table:table-cell>
          <table:table-cell office:value-type="float" office:value="11485" calcext:value-type="float">
            <text:p>11485</text:p>
          </table:table-cell>
          <table:table-cell office:value-type="float" office:value="11310" calcext:value-type="float">
            <text:p>11310</text:p>
          </table:table-cell>
          <table:table-cell/>
          <table:table-cell table:formula="of:=&quot;{&quot;&amp;[.B87]&amp;&quot;,&quot;" office:value-type="string" office:string-value="{11962," calcext:value-type="string">
            <text:p>{11962,</text:p>
          </table:table-cell>
          <table:table-cell table:formula="of:=[.C87]&amp;&quot;,&quot;" office:value-type="string" office:string-value="11865," calcext:value-type="string">
            <text:p>11865,</text:p>
          </table:table-cell>
          <table:table-cell table:formula="of:=[.D87]&amp;&quot;,&quot;" office:value-type="string" office:string-value="11657," calcext:value-type="string">
            <text:p>11657,</text:p>
          </table:table-cell>
          <table:table-cell table:formula="of:=[.E87]&amp;&quot;,&quot;" office:value-type="string" office:string-value="11485," calcext:value-type="string">
            <text:p>11485,</text:p>
          </table:table-cell>
          <table:table-cell table:formula="of:=[.F87]&amp;&quot;},&quot;" office:value-type="string" office:string-value="11310}," calcext:value-type="string">
            <text:p>11310}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,478</text:p>
          </table:table-cell>
          <table:table-cell office:value-type="float" office:value="10336" calcext:value-type="float">
            <text:p>10336</text:p>
          </table:table-cell>
          <table:table-cell office:value-type="float" office:value="10096" calcext:value-type="float">
            <text:p>10096</text:p>
          </table:table-cell>
          <table:table-cell office:value-type="float" office:value="10001" calcext:value-type="float">
            <text:p>10001</text:p>
          </table:table-cell>
          <table:table-cell office:value-type="float" office:value="9897" calcext:value-type="float">
            <text:p>9897</text:p>
          </table:table-cell>
          <table:table-cell/>
          <table:table-cell table:formula="of:=&quot;{&quot;&amp;[.B88]&amp;&quot;,&quot;" office:value-type="string" office:string-value="{10478," calcext:value-type="string">
            <text:p>{10478,</text:p>
          </table:table-cell>
          <table:table-cell table:formula="of:=[.C88]&amp;&quot;,&quot;" office:value-type="string" office:string-value="10336," calcext:value-type="string">
            <text:p>10336,</text:p>
          </table:table-cell>
          <table:table-cell table:formula="of:=[.D88]&amp;&quot;,&quot;" office:value-type="string" office:string-value="10096," calcext:value-type="string">
            <text:p>10096,</text:p>
          </table:table-cell>
          <table:table-cell table:formula="of:=[.E88]&amp;&quot;,&quot;" office:value-type="string" office:string-value="10001," calcext:value-type="string">
            <text:p>10001,</text:p>
          </table:table-cell>
          <table:table-cell table:formula="of:=[.F88]&amp;&quot;},&quot;" office:value-type="string" office:string-value="9897}," calcext:value-type="string">
            <text:p>9897}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,381</text:p>
          </table:table-cell>
          <table:table-cell office:value-type="float" office:value="9097" calcext:value-type="float">
            <text:p>9097</text:p>
          </table:table-cell>
          <table:table-cell office:value-type="float" office:value="8749" calcext:value-type="float">
            <text:p>8749</text:p>
          </table:table-cell>
          <table:table-cell office:value-type="float" office:value="8582" calcext:value-type="float">
            <text:p>8582</text:p>
          </table:table-cell>
          <table:table-cell office:value-type="float" office:value="8417" calcext:value-type="float">
            <text:p>8417</text:p>
          </table:table-cell>
          <table:table-cell/>
          <table:table-cell table:formula="of:=&quot;{&quot;&amp;[.B89]&amp;&quot;,&quot;" office:value-type="string" office:string-value="{9381," calcext:value-type="string">
            <text:p>{9381,</text:p>
          </table:table-cell>
          <table:table-cell table:formula="of:=[.C89]&amp;&quot;,&quot;" office:value-type="string" office:string-value="9097," calcext:value-type="string">
            <text:p>9097,</text:p>
          </table:table-cell>
          <table:table-cell table:formula="of:=[.D89]&amp;&quot;,&quot;" office:value-type="string" office:string-value="8749," calcext:value-type="string">
            <text:p>8749,</text:p>
          </table:table-cell>
          <table:table-cell table:formula="of:=[.E89]&amp;&quot;,&quot;" office:value-type="string" office:string-value="8582," calcext:value-type="string">
            <text:p>8582,</text:p>
          </table:table-cell>
          <table:table-cell table:formula="of:=[.F89]&amp;&quot;},&quot;" office:value-type="string" office:string-value="8417}," calcext:value-type="string">
            <text:p>8417}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,857</text:p>
          </table:table-cell>
          <table:table-cell office:value-type="float" office:value="7755" calcext:value-type="float">
            <text:p>7755</text:p>
          </table:table-cell>
          <table:table-cell office:value-type="float" office:value="7575" calcext:value-type="float">
            <text:p>7575</text:p>
          </table:table-cell>
          <table:table-cell office:value-type="float" office:value="7392" calcext:value-type="float">
            <text:p>7392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&quot;{&quot;&amp;[.B90]&amp;&quot;,&quot;" office:value-type="string" office:string-value="{7857," calcext:value-type="string">
            <text:p>{7857,</text:p>
          </table:table-cell>
          <table:table-cell table:formula="of:=[.C90]&amp;&quot;,&quot;" office:value-type="string" office:string-value="7755," calcext:value-type="string">
            <text:p>7755,</text:p>
          </table:table-cell>
          <table:table-cell table:formula="of:=[.D90]&amp;&quot;,&quot;" office:value-type="string" office:string-value="7575," calcext:value-type="string">
            <text:p>7575,</text:p>
          </table:table-cell>
          <table:table-cell table:formula="of:=[.E90]&amp;&quot;,&quot;" office:value-type="string" office:string-value="7392," calcext:value-type="string">
            <text:p>7392,</text:p>
          </table:table-cell>
          <table:table-cell table:formula="of:=[.F90]&amp;&quot;},&quot;" office:value-type="string" office:string-value="7200}," calcext:value-type="string">
            <text:p>7200}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,472</text:p>
          </table:table-cell>
          <table:table-cell office:value-type="float" office:value="6411" calcext:value-type="float">
            <text:p>6411</text:p>
          </table:table-cell>
          <table:table-cell office:value-type="float" office:value="6255" calcext:value-type="float">
            <text:p>6255</text:p>
          </table:table-cell>
          <table:table-cell office:value-type="float" office:value="6150" calcext:value-type="float">
            <text:p>6150</text:p>
          </table:table-cell>
          <table:table-cell office:value-type="float" office:value="6043" calcext:value-type="float">
            <text:p>6043</text:p>
          </table:table-cell>
          <table:table-cell/>
          <table:table-cell table:formula="of:=&quot;{&quot;&amp;[.B91]&amp;&quot;,&quot;" office:value-type="string" office:string-value="{6472," calcext:value-type="string">
            <text:p>{6472,</text:p>
          </table:table-cell>
          <table:table-cell table:formula="of:=[.C91]&amp;&quot;,&quot;" office:value-type="string" office:string-value="6411," calcext:value-type="string">
            <text:p>6411,</text:p>
          </table:table-cell>
          <table:table-cell table:formula="of:=[.D91]&amp;&quot;,&quot;" office:value-type="string" office:string-value="6255," calcext:value-type="string">
            <text:p>6255,</text:p>
          </table:table-cell>
          <table:table-cell table:formula="of:=[.E91]&amp;&quot;,&quot;" office:value-type="string" office:string-value="6150," calcext:value-type="string">
            <text:p>6150,</text:p>
          </table:table-cell>
          <table:table-cell table:formula="of:=[.F91]&amp;&quot;},&quot;" office:value-type="string" office:string-value="6043}," calcext:value-type="string">
            <text:p>6043}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,770</text:p>
          </table:table-cell>
          <table:table-cell office:value-type="float" office:value="4938" calcext:value-type="float">
            <text:p>4938</text:p>
          </table:table-cell>
          <table:table-cell office:value-type="float" office:value="5040" calcext:value-type="float">
            <text:p>5040</text:p>
          </table:table-cell>
          <table:table-cell office:value-type="float" office:value="4962" calcext:value-type="float">
            <text:p>4962</text:p>
          </table:table-cell>
          <table:table-cell office:value-type="float" office:value="4886" calcext:value-type="float">
            <text:p>4886</text:p>
          </table:table-cell>
          <table:table-cell/>
          <table:table-cell table:formula="of:=&quot;{&quot;&amp;[.B92]&amp;&quot;,&quot;" office:value-type="string" office:string-value="{4770," calcext:value-type="string">
            <text:p>{4770,</text:p>
          </table:table-cell>
          <table:table-cell table:formula="of:=[.C92]&amp;&quot;,&quot;" office:value-type="string" office:string-value="4938," calcext:value-type="string">
            <text:p>4938,</text:p>
          </table:table-cell>
          <table:table-cell table:formula="of:=[.D92]&amp;&quot;,&quot;" office:value-type="string" office:string-value="5040," calcext:value-type="string">
            <text:p>5040,</text:p>
          </table:table-cell>
          <table:table-cell table:formula="of:=[.E92]&amp;&quot;,&quot;" office:value-type="string" office:string-value="4962," calcext:value-type="string">
            <text:p>4962,</text:p>
          </table:table-cell>
          <table:table-cell table:formula="of:=[.F92]&amp;&quot;},&quot;" office:value-type="string" office:string-value="4886}," calcext:value-type="string">
            <text:p>4886}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,673</text:p>
          </table:table-cell>
          <table:table-cell office:value-type="float" office:value="3673" calcext:value-type="float">
            <text:p>3673</text:p>
          </table:table-cell>
          <table:table-cell office:value-type="float" office:value="3597" calcext:value-type="float">
            <text:p>3597</text:p>
          </table:table-cell>
          <table:table-cell office:value-type="float" office:value="3711" calcext:value-type="float">
            <text:p>3711</text:p>
          </table:table-cell>
          <table:table-cell office:value-type="float" office:value="3815" calcext:value-type="float">
            <text:p>3815</text:p>
          </table:table-cell>
          <table:table-cell/>
          <table:table-cell table:formula="of:=&quot;{&quot;&amp;[.B93]&amp;&quot;,&quot;" office:value-type="string" office:string-value="{3673," calcext:value-type="string">
            <text:p>{3673,</text:p>
          </table:table-cell>
          <table:table-cell table:formula="of:=[.C93]&amp;&quot;,&quot;" office:value-type="string" office:string-value="3673," calcext:value-type="string">
            <text:p>3673,</text:p>
          </table:table-cell>
          <table:table-cell table:formula="of:=[.D93]&amp;&quot;,&quot;" office:value-type="string" office:string-value="3597," calcext:value-type="string">
            <text:p>3597,</text:p>
          </table:table-cell>
          <table:table-cell table:formula="of:=[.E93]&amp;&quot;,&quot;" office:value-type="string" office:string-value="3711," calcext:value-type="string">
            <text:p>3711,</text:p>
          </table:table-cell>
          <table:table-cell table:formula="of:=[.F93]&amp;&quot;},&quot;" office:value-type="string" office:string-value="3815}," calcext:value-type="string">
            <text:p>3815}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,715</text:p>
          </table:table-cell>
          <table:table-cell office:value-type="float" office:value="2726" calcext:value-type="float">
            <text:p>2726</text:p>
          </table:table-cell>
          <table:table-cell office:value-type="float" office:value="2648" calcext:value-type="float">
            <text:p>2648</text:p>
          </table:table-cell>
          <table:table-cell office:value-type="float" office:value="2645" calcext:value-type="float">
            <text:p>2645</text:p>
          </table:table-cell>
          <table:table-cell office:value-type="float" office:value="2639" calcext:value-type="float">
            <text:p>2639</text:p>
          </table:table-cell>
          <table:table-cell/>
          <table:table-cell table:formula="of:=&quot;{&quot;&amp;[.B94]&amp;&quot;,&quot;" office:value-type="string" office:string-value="{2715," calcext:value-type="string">
            <text:p>{2715,</text:p>
          </table:table-cell>
          <table:table-cell table:formula="of:=[.C94]&amp;&quot;,&quot;" office:value-type="string" office:string-value="2726," calcext:value-type="string">
            <text:p>2726,</text:p>
          </table:table-cell>
          <table:table-cell table:formula="of:=[.D94]&amp;&quot;,&quot;" office:value-type="string" office:string-value="2648," calcext:value-type="string">
            <text:p>2648,</text:p>
          </table:table-cell>
          <table:table-cell table:formula="of:=[.E94]&amp;&quot;,&quot;" office:value-type="string" office:string-value="2645," calcext:value-type="string">
            <text:p>2645,</text:p>
          </table:table-cell>
          <table:table-cell table:formula="of:=[.F94]&amp;&quot;},&quot;" office:value-type="string" office:string-value="2639}," calcext:value-type="string">
            <text:p>2639}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,917</text:p>
          </table:table-cell>
          <table:table-cell office:value-type="float" office:value="1937" calcext:value-type="float">
            <text:p>1937</text:p>
          </table:table-cell>
          <table:table-cell office:value-type="float" office:value="1884" calcext:value-type="float">
            <text:p>1884</text:p>
          </table:table-cell>
          <table:table-cell office:value-type="float" office:value="1893" calcext:value-type="float">
            <text:p>1893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&quot;{&quot;&amp;[.B95]&amp;&quot;,&quot;" office:value-type="string" office:string-value="{1917," calcext:value-type="string">
            <text:p>{1917,</text:p>
          </table:table-cell>
          <table:table-cell table:formula="of:=[.C95]&amp;&quot;,&quot;" office:value-type="string" office:string-value="1937," calcext:value-type="string">
            <text:p>1937,</text:p>
          </table:table-cell>
          <table:table-cell table:formula="of:=[.D95]&amp;&quot;,&quot;" office:value-type="string" office:string-value="1884," calcext:value-type="string">
            <text:p>1884,</text:p>
          </table:table-cell>
          <table:table-cell table:formula="of:=[.E95]&amp;&quot;,&quot;" office:value-type="string" office:string-value="1893," calcext:value-type="string">
            <text:p>1893,</text:p>
          </table:table-cell>
          <table:table-cell table:formula="of:=[.F95]&amp;&quot;},&quot;" office:value-type="string" office:string-value="1903}," calcext:value-type="string">
            <text:p>1903}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,295</text:p>
          </table:table-cell>
          <table:table-cell office:value-type="float" office:value="1318" calcext:value-type="float">
            <text:p>1318</text:p>
          </table:table-cell>
          <table:table-cell office:value-type="float" office:value="1287" calcext:value-type="float">
            <text:p>1287</text:p>
          </table:table-cell>
          <table:table-cell office:value-type="float" office:value="1273" calcext:value-type="float">
            <text:p>1273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&quot;{&quot;&amp;[.B96]&amp;&quot;,&quot;" office:value-type="string" office:string-value="{1295," calcext:value-type="string">
            <text:p>{1295,</text:p>
          </table:table-cell>
          <table:table-cell table:formula="of:=[.C96]&amp;&quot;,&quot;" office:value-type="string" office:string-value="1318," calcext:value-type="string">
            <text:p>1318,</text:p>
          </table:table-cell>
          <table:table-cell table:formula="of:=[.D96]&amp;&quot;,&quot;" office:value-type="string" office:string-value="1287," calcext:value-type="string">
            <text:p>1287,</text:p>
          </table:table-cell>
          <table:table-cell table:formula="of:=[.E96]&amp;&quot;,&quot;" office:value-type="string" office:string-value="1273," calcext:value-type="string">
            <text:p>1273,</text:p>
          </table:table-cell>
          <table:table-cell table:formula="of:=[.F96]&amp;&quot;},&quot;" office:value-type="string" office:string-value="1261}," calcext:value-type="string">
            <text:p>1261}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office:value-type="float" office:value="855" calcext:value-type="float">
            <text:p>855</text:p>
          </table:table-cell>
          <table:table-cell office:value-type="float" office:value="819" calcext:value-type="float">
            <text:p>819</text:p>
          </table:table-cell>
          <table:table-cell office:value-type="float" office:value="844" calcext:value-type="float">
            <text:p>844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&quot;{&quot;&amp;[.B97]&amp;&quot;,&quot;" office:value-type="string" office:string-value="{845," calcext:value-type="string">
            <text:p>{845,</text:p>
          </table:table-cell>
          <table:table-cell table:formula="of:=[.C97]&amp;&quot;,&quot;" office:value-type="string" office:string-value="855," calcext:value-type="string">
            <text:p>855,</text:p>
          </table:table-cell>
          <table:table-cell table:formula="of:=[.D97]&amp;&quot;,&quot;" office:value-type="string" office:string-value="819," calcext:value-type="string">
            <text:p>819,</text:p>
          </table:table-cell>
          <table:table-cell table:formula="of:=[.E97]&amp;&quot;,&quot;" office:value-type="string" office:string-value="844," calcext:value-type="string">
            <text:p>844,</text:p>
          </table:table-cell>
          <table:table-cell table:formula="of:=[.F97]&amp;&quot;},&quot;" office:value-type="string" office:string-value="861}," calcext:value-type="string">
            <text:p>861}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office:value-type="float" office:value="564" calcext:value-type="float">
            <text:p>564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&quot;{&quot;&amp;[.B98]&amp;&quot;,&quot;" office:value-type="string" office:string-value="{581," calcext:value-type="string">
            <text:p>{581,</text:p>
          </table:table-cell>
          <table:table-cell table:formula="of:=[.C98]&amp;&quot;,&quot;" office:value-type="string" office:string-value="564," calcext:value-type="string">
            <text:p>564,</text:p>
          </table:table-cell>
          <table:table-cell table:formula="of:=[.D98]&amp;&quot;,&quot;" office:value-type="string" office:string-value="500," calcext:value-type="string">
            <text:p>500,</text:p>
          </table:table-cell>
          <table:table-cell table:formula="of:=[.E98]&amp;&quot;,&quot;" office:value-type="string" office:string-value="508," calcext:value-type="string">
            <text:p>508,</text:p>
          </table:table-cell>
          <table:table-cell table:formula="of:=[.F98]&amp;&quot;},&quot;" office:value-type="string" office:string-value="512}," calcext:value-type="string">
            <text:p>512}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38" calcext:value-type="float">
            <text:p>338</text:p>
          </table:table-cell>
          <table:table-cell office:value-type="float" office:value="324" calcext:value-type="float">
            <text:p>324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&quot;{&quot;&amp;[.B99]&amp;&quot;,&quot;" office:value-type="string" office:string-value="{382," calcext:value-type="string">
            <text:p>{382,</text:p>
          </table:table-cell>
          <table:table-cell table:formula="of:=[.C99]&amp;&quot;,&quot;" office:value-type="string" office:string-value="383," calcext:value-type="string">
            <text:p>383,</text:p>
          </table:table-cell>
          <table:table-cell table:formula="of:=[.D99]&amp;&quot;,&quot;" office:value-type="string" office:string-value="338," calcext:value-type="string">
            <text:p>338,</text:p>
          </table:table-cell>
          <table:table-cell table:formula="of:=[.E99]&amp;&quot;,&quot;" office:value-type="string" office:string-value="324," calcext:value-type="string">
            <text:p>324,</text:p>
          </table:table-cell>
          <table:table-cell table:formula="of:=[.F99]&amp;&quot;},&quot;" office:value-type="string" office:string-value="312}," calcext:value-type="string">
            <text:p>312}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&quot;{&quot;&amp;[.B100]&amp;&quot;,&quot;" office:value-type="string" office:string-value="{211," calcext:value-type="string">
            <text:p>{211,</text:p>
          </table:table-cell>
          <table:table-cell table:formula="of:=[.C100]&amp;&quot;,&quot;" office:value-type="string" office:string-value="222," calcext:value-type="string">
            <text:p>222,</text:p>
          </table:table-cell>
          <table:table-cell table:formula="of:=[.D100]&amp;&quot;,&quot;" office:value-type="string" office:string-value="181," calcext:value-type="string">
            <text:p>181,</text:p>
          </table:table-cell>
          <table:table-cell table:formula="of:=[.E100]&amp;&quot;,&quot;" office:value-type="string" office:string-value="187," calcext:value-type="string">
            <text:p>187,</text:p>
          </table:table-cell>
          <table:table-cell table:formula="of:=[.F100]&amp;&quot;},&quot;" office:value-type="string" office:string-value="189}," calcext:value-type="string">
            <text:p>189}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/>
          <table:table-cell table:formula="of:=&quot;{&quot;&amp;[.B101]&amp;&quot;,&quot;" office:value-type="string" office:string-value="{116," calcext:value-type="string">
            <text:p>{116,</text:p>
          </table:table-cell>
          <table:table-cell table:formula="of:=[.C101]&amp;&quot;,&quot;" office:value-type="string" office:string-value="129," calcext:value-type="string">
            <text:p>129,</text:p>
          </table:table-cell>
          <table:table-cell table:formula="of:=[.D101]&amp;&quot;,&quot;" office:value-type="string" office:string-value="102," calcext:value-type="string">
            <text:p>102,</text:p>
          </table:table-cell>
          <table:table-cell table:formula="of:=[.E101]&amp;&quot;,&quot;" office:value-type="string" office:string-value="101," calcext:value-type="string">
            <text:p>101,</text:p>
          </table:table-cell>
          <table:table-cell table:formula="of:=[.F101]&amp;&quot;},&quot;" office:value-type="string" office:string-value="95}," calcext:value-type="string">
            <text:p>95},</text:p>
          </table:table-cell>
        </table:table-row>
        <table:table-row table:style-name="ro1">
          <table:table-cell table:style-name="ce1" office:value-type="string" calcext:value-type="string">
            <text:p>100+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&quot;{&quot;&amp;[.B102]&amp;&quot;,&quot;" office:value-type="string" office:string-value="{198," calcext:value-type="string">
            <text:p>{198,</text:p>
          </table:table-cell>
          <table:table-cell table:formula="of:=[.C102]&amp;&quot;,&quot;" office:value-type="string" office:string-value="226," calcext:value-type="string">
            <text:p>226,</text:p>
          </table:table-cell>
          <table:table-cell table:formula="of:=[.D102]&amp;&quot;,&quot;" office:value-type="string" office:string-value="90," calcext:value-type="string">
            <text:p>90,</text:p>
          </table:table-cell>
          <table:table-cell table:formula="of:=[.E102]&amp;&quot;,&quot;" office:value-type="string" office:string-value="96," calcext:value-type="string">
            <text:p>96,</text:p>
          </table:table-cell>
          <table:table-cell table:formula="of:=[.F102]&amp;&quot;},&quot;" office:value-type="string" office:string-value="104}," calcext:value-type="string">
            <text:p>104},</text:p>
          </table:table-cell>
        </table:table-row>
        <table:table-row table:style-name="ro1">
          <table:table-cell/>
          <table:table-cell table:style-name="Default"/>
          <table:table-cell office:value-type="float" office:value="41.100410871115" calcext:value-type="float">
            <text:p>41.100410871115</text:p>
          </table:table-cell>
          <table:table-cell table:number-columns-repeated="4"/>
          <table:table-cell office:value-type="string" calcext:value-type="string">
            <text:p>}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2T16:10:01.708712376</dc:date>
    <meta:editing-duration>PT17M10S</meta:editing-duration>
    <meta:editing-cycles>3</meta:editing-cycles>
    <meta:generator>LibreOffice/7.3.6.2$Linux_X86_64 LibreOffice_project/30$Build-2</meta:generator>
    <meta:document-statistic meta:table-count="1" meta:cell-count="1120" meta:object-count="0"/>
  </office:meta>
</office:document-meta>
</file>